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1CC00005A3F000036B39FE7DB0B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2" svg:font-family="'Lohit Devanagari'"/>
    <style:font-face style:name="Menlo-Regular" svg:font-family="Menlo-Regular"/>
    <style:font-face style:name="OpenSymbol" svg:font-family="OpenSymbol"/>
    <style:font-face style:name="Cambria" svg:font-family="Cambria" style:font-adornments="Italique" style:font-family-generic="roman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Tableau1" style:family="table">
      <style:table-properties style:width="19.41cm" fo:margin-left="-1.037cm" table:align="left"/>
    </style:style>
    <style:style style:name="Tableau1.A" style:family="table-column">
      <style:table-column-properties style:column-width="19.41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9.193cm" fo:margin-left="-1.023cm" table:align="left"/>
    </style:style>
    <style:style style:name="Tableau2.A" style:family="table-column">
      <style:table-column-properties style:column-width="19.193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9.193cm" fo:margin-left="-1.023cm" table:align="left"/>
    </style:style>
    <style:style style:name="Tableau3.A" style:family="table-column">
      <style:table-column-properties style:column-width="19.193cm"/>
    </style:style>
    <style:style style:name="Tableau3.A1" style:family="table-cell">
      <style:table-cell-properties fo:padding="0.097cm" fo:border="0.05pt solid #000000"/>
    </style:style>
    <style:style style:name="P1" style:family="paragraph" style:parent-style-name="Signature">
      <style:paragraph-properties fo:text-align="end" style:justify-single-word="false"/>
      <style:text-properties fo:color="#000000" style:font-name="Cambria1" fo:font-size="8pt" fo:language="en" fo:country="US" style:font-size-asian="8pt" style:font-size-complex="8pt"/>
    </style:style>
    <style:style style:name="P2" style:family="paragraph" style:parent-style-name="Heading">
      <style:paragraph-properties fo:line-height="0.499cm" fo:text-align="center" style:justify-single-word="false"/>
      <style:text-properties fo:color="#000000" style:font-name="Cambria1"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Heading">
      <style:paragraph-properties fo:line-height="0.499cm" fo:text-align="center" style:justify-single-word="false"/>
      <style:text-properties fo:color="#000000" style:font-name="Cambria1" fo:language="en" fo:country="US" officeooo:rsid="00505df7" officeooo:paragraph-rsid="00505df7"/>
    </style:style>
    <style:style style:name="P4" style:family="paragraph" style:parent-style-name="Standard">
      <style:text-properties style:font-name="Liberation Serif" fo:font-size="12pt" fo:language="en" fo:country="US" fo:font-style="normal" fo:font-weight="normal" officeooo:rsid="0016dde5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language="en" fo:country="US" fo:font-style="normal" fo:font-weight="normal" officeooo:rsid="0016dde5" officeooo:paragraph-rsid="0016dde5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Courier 10 Pitch"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text-properties fo:font-size="12pt" fo:language="en" fo:country="US" fo:font-style="normal" style:text-underline-style="none" fo:font-weight="normal" officeooo:rsid="006a9bce" officeooo:paragraph-rsid="0070801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7106da" officeooo:paragraph-rsid="007106da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9pt" officeooo:rsid="002883b7" officeooo:paragraph-rsid="002883b7" style:font-size-asian="9pt" style:font-size-complex="9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c2300" style:font-name="Courier 10 Pitch" fo:font-size="9pt" style:font-size-asian="9pt" style:font-size-complex="9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ae00" style:font-name="Courier 10 Pitch" fo:font-size="9pt" officeooo:rsid="002883b7" officeooo:paragraph-rsid="002883b7" style:font-size-asian="9pt" style:font-size-complex="9pt"/>
    </style:style>
    <style:style style:name="P12" style:family="paragraph" style:parent-style-name="Text_20_body">
      <style:text-properties style:font-name="Liberation Serif" fo:language="en" fo:country="US" officeooo:paragraph-rsid="0006212f"/>
    </style:style>
    <style:style style:name="P13" style:family="paragraph" style:parent-style-name="Text_20_body">
      <style:text-properties fo:font-size="12pt" fo:language="en" fo:country="US" fo:font-weight="normal" officeooo:rsid="004a87be" officeooo:paragraph-rsid="0031d082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ae8923" officeooo:paragraph-rsid="00ae8923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15" style:family="paragraph" style:parent-style-name="Text_20_body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ae8923" officeooo:paragraph-rsid="00b90192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16" style:family="paragraph" style:parent-style-name="Text_20_body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c39a03" officeooo:paragraph-rsid="00c6fbd8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17" style:family="paragraph" style:parent-style-name="Text_20_body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c39a03" officeooo:paragraph-rsid="00cf4fa8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18" style:family="paragraph" style:parent-style-name="Text_20_body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c39a03" officeooo:paragraph-rsid="00d3fe9e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19" style:family="paragraph" style:parent-style-name="Text_20_body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c39a03" officeooo:paragraph-rsid="00d51aa2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20" style:family="paragraph" style:parent-style-name="Text_20_body">
      <style:text-properties fo:color="#000000" style:text-outline="false" style:text-line-through-style="none" style:text-line-through-type="none" style:font-name="Cambria1" fo:font-size="14pt" fo:language="en" fo:country="US" fo:font-style="italic" fo:text-shadow="none" style:text-underline-style="none" fo:font-weight="bold" officeooo:rsid="0076b3a4" officeooo:paragraph-rsid="00ad4691" style:letter-kerning="true" style:font-name-asian="文泉驛正黑" style:font-size-asian="14pt" style:font-style-asian="italic" style:font-weight-asian="bold" style:font-name-complex="Lohit Devanagari1" style:font-size-complex="14pt" style:font-style-complex="italic" style:font-weight-complex="bold" style:text-emphasize="none"/>
    </style:style>
    <style:style style:name="P21" style:family="paragraph" style:parent-style-name="Text_20_body">
      <style:text-properties fo:color="#000000" style:text-outline="false" style:text-line-through-style="none" style:text-line-through-type="none" style:font-name="Cambria1" fo:font-size="14pt" fo:language="en" fo:country="US" fo:font-style="italic" fo:text-shadow="none" style:text-underline-style="none" fo:font-weight="bold" officeooo:rsid="00c35c55" officeooo:paragraph-rsid="00c20fb0" style:letter-kerning="true" style:font-name-asian="文泉驛正黑" style:font-size-asian="14pt" style:font-style-asian="italic" style:font-weight-asian="bold" style:font-name-complex="Lohit Devanagari1" style:font-size-complex="14pt" style:font-style-complex="italic" style:font-weight-complex="bold" style:text-emphasize="none"/>
    </style:style>
    <style:style style:name="P22" style:family="paragraph" style:parent-style-name="Text_20_body">
      <style:text-properties fo:color="#0084d1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c39a03" officeooo:paragraph-rsid="00cd605b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23" style:family="paragraph" style:parent-style-name="Text_20_body">
      <style:text-properties fo:color="#0084d1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c39a03" officeooo:paragraph-rsid="00cf4fa8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24" style:family="paragraph" style:parent-style-name="Text_20_body">
      <style:text-properties fo:color="#0084d1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c39a03" officeooo:paragraph-rsid="00d3fe9e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25" style:family="paragraph" style:parent-style-name="Text_20_body">
      <style:text-properties fo:color="#0084d1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c39a03" officeooo:paragraph-rsid="00d51aa2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26" style:family="paragraph" style:parent-style-name="Text_20_body">
      <style:text-properties fo:color="#0084d1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dd8372" officeooo:paragraph-rsid="00dd8372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27" style:family="paragraph" style:parent-style-name="Text_20_body">
      <style:paragraph-properties fo:margin-left="1.251cm" fo:margin-right="0cm" fo:text-indent="0cm" style:auto-text-indent="false"/>
      <style:text-properties fo:color="#000000" style:font-name="FreeMono" fo:font-size="10pt" fo:language="en" fo:country="US" fo:font-style="italic" officeooo:rsid="00267238" officeooo:paragraph-rsid="00267238" style:font-name-asian="Menlo-Regular" style:font-size-asian="10pt" style:font-style-asian="italic" style:font-name-complex="Menlo-Regular" style:font-size-complex="10pt" style:font-style-complex="italic"/>
    </style:style>
    <style:style style:name="P28" style:family="paragraph" style:parent-style-name="Subtitle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9" style:family="paragraph" style:parent-style-name="Subtitle">
      <style:text-properties fo:font-size="12pt" fo:language="en" fo:country="US" fo:font-style="normal" style:text-underline-style="none" fo:font-weight="normal" officeooo:rsid="004459af" officeooo:paragraph-rsid="005b3c82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ubtitle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6a9bce" officeooo:paragraph-rsid="006a9bce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31" style:family="paragraph" style:parent-style-name="Subtitle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bold" officeooo:rsid="006a9bce" officeooo:paragraph-rsid="006a9bce" style:letter-kerning="true" style:font-name-asian="文泉驛正黑" style:font-size-asian="12pt" style:font-style-asian="normal" style:font-weight-asian="bold" style:font-name-complex="Lohit Devanagari1" style:font-size-complex="12pt" style:font-style-complex="normal" style:font-weight-complex="bold" style:text-emphasize="none"/>
    </style:style>
    <style:style style:name="P32" style:family="paragraph" style:parent-style-name="Table_20_Contents">
      <style:text-properties style:font-name="Courier 10 Pitch" fo:font-size="8pt" officeooo:rsid="002883b7" officeooo:paragraph-rsid="006a9bce" style:font-name-asian="文泉驛正黑" style:font-size-asian="8pt" style:font-name-complex="Lohit Devanagari1" style:font-size-complex="8pt"/>
    </style:style>
    <style:style style:name="P33" style:family="paragraph" style:parent-style-name="Table_20_Contents">
      <style:text-properties style:font-name="Courier 10 Pitch" fo:font-size="8pt" officeooo:rsid="00708016" officeooo:paragraph-rsid="00708016" style:font-name-asian="文泉驛正黑" style:font-size-asian="8pt" style:font-name-complex="Lohit Devanagari1" style:font-size-complex="8pt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Standard" style:list-style-name="L1">
      <style:text-properties fo:color="#000000" style:font-name="Liberation Serif" fo:font-size="12pt" fo:language="en" fo:country="US" fo:font-style="normal" fo:font-weight="normal" officeooo:rsid="00042641" officeooo:paragraph-rsid="0006212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5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7106da" officeooo:paragraph-rsid="007106da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39" style:family="paragraph" style:parent-style-name="Standard" style:list-style-name="L2">
      <style:text-properties fo:language="en" fo:country="US" officeooo:paragraph-rsid="000800f8"/>
    </style:style>
    <style:style style:name="P40" style:family="paragraph" style:parent-style-name="Standard" style:list-style-name="L2">
      <style:text-properties fo:language="en" fo:country="US" officeooo:paragraph-rsid="001a491f"/>
    </style:style>
    <style:style style:name="P41" style:family="paragraph" style:parent-style-name="Standard" style:list-style-name="L2">
      <style:text-properties fo:language="en" fo:country="US" officeooo:rsid="000800f8" officeooo:paragraph-rsid="000800f8"/>
    </style:style>
    <style:style style:name="P42" style:family="paragraph" style:parent-style-name="Standard" style:list-style-name="L2">
      <style:text-properties fo:language="en" fo:country="US" fo:font-style="italic" fo:font-weight="normal" officeooo:rsid="000800f8" officeooo:paragraph-rsid="000800f8" style:font-style-asian="italic" style:font-weight-asian="normal" style:font-style-complex="italic" style:font-weight-complex="normal"/>
    </style:style>
    <style:style style:name="P43" style:family="paragraph" style:parent-style-name="Standard" style:list-style-name="L2">
      <style:text-properties fo:language="en" fo:country="US" fo:font-style="italic" fo:font-weight="normal" officeooo:rsid="0009b12a" officeooo:paragraph-rsid="0009b12a" style:font-style-asian="italic" style:font-weight-asian="normal" style:font-style-complex="italic" style:font-weight-complex="normal"/>
    </style:style>
    <style:style style:name="P44" style:family="paragraph" style:parent-style-name="Standard" style:list-style-name="L2">
      <style:text-properties fo:language="en" fo:country="US" fo:font-style="normal" fo:font-weight="normal" officeooo:rsid="000800f8" officeooo:paragraph-rsid="000800f8" style:font-style-asian="normal" style:font-weight-asian="normal" style:font-style-complex="normal" style:font-weight-complex="normal"/>
    </style:style>
    <style:style style:name="P45" style:family="paragraph" style:parent-style-name="Standard" style:list-style-name="L2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46" style:family="paragraph" style:parent-style-name="Standard" style:list-style-name="L2">
      <style:text-properties fo:language="en" fo:country="US" fo:font-style="normal" fo:font-weight="normal" officeooo:paragraph-rsid="00154459" style:font-style-asian="normal" style:font-weight-asian="normal" style:font-style-complex="normal" style:font-weight-complex="normal"/>
    </style:style>
    <style:style style:name="P47" style:family="paragraph" style:parent-style-name="Standard" style:list-style-name="L2">
      <style:text-properties fo:language="en" fo:country="US" fo:font-style="normal" fo:font-weight="normal" officeooo:paragraph-rsid="005cb3be" style:font-style-asian="normal" style:font-weight-asian="normal" style:font-style-complex="normal" style:font-weight-complex="normal"/>
    </style:style>
    <style:style style:name="P48" style:family="paragraph" style:parent-style-name="Standard" style:list-style-name="L2">
      <style:text-properties fo:language="en" fo:country="US" fo:font-style="normal" fo:font-weight="normal" officeooo:rsid="0016dde5" officeooo:paragraph-rsid="0016dde5" style:font-style-asian="normal" style:font-weight-asian="normal" style:font-style-complex="normal" style:font-weight-complex="normal"/>
    </style:style>
    <style:style style:name="P49" style:family="paragraph" style:parent-style-name="Standard" style:list-style-name="L2">
      <style:paragraph-properties fo:margin-left="0cm" fo:margin-right="0cm" fo:text-indent="0cm" style:auto-text-indent="false"/>
      <style:text-properties fo:language="en" fo:country="US" fo:font-style="normal" fo:font-weight="normal" officeooo:rsid="005f5488" style:font-style-asian="normal" style:font-weight-asian="normal" style:font-style-complex="normal" style:font-weight-complex="normal"/>
    </style:style>
    <style:style style:name="P50" style:family="paragraph" style:parent-style-name="Standard" style:list-style-name="L2">
      <style:paragraph-properties fo:margin-left="0cm" fo:margin-right="0cm" fo:text-indent="0cm" style:auto-text-indent="false"/>
      <style:text-properties fo:language="en" fo:country="US" fo:font-style="normal" style:font-style-asian="normal" style:font-style-complex="normal"/>
    </style:style>
    <style:style style:name="P51" style:family="paragraph" style:parent-style-name="Text_20_body" style:list-style-name="L3"/>
    <style:style style:name="P52" style:family="paragraph" style:parent-style-name="Text_20_body" style:list-style-name="L4">
      <style:text-properties officeooo:paragraph-rsid="002a9e46"/>
    </style:style>
    <style:style style:name="P53" style:family="paragraph" style:parent-style-name="Text_20_body" style:list-style-name="L4">
      <style:text-properties officeooo:paragraph-rsid="00338c8c"/>
    </style:style>
    <style:style style:name="P54" style:family="paragraph" style:parent-style-name="Text_20_body" style:list-style-name="L4">
      <style:text-properties officeooo:paragraph-rsid="0031d082"/>
    </style:style>
    <style:style style:name="P55" style:family="paragraph" style:parent-style-name="Text_20_body" style:list-style-name="L4">
      <style:text-properties fo:font-size="12pt" fo:language="en" fo:country="US" style:font-size-asian="12pt" style:font-size-complex="12pt"/>
    </style:style>
    <style:style style:name="P56" style:family="paragraph" style:parent-style-name="Text_20_body" style:list-style-name="L4">
      <style:text-properties fo:font-size="12pt" fo:language="en" fo:country="US" officeooo:paragraph-rsid="003a9319" style:font-size-asian="12pt" style:font-size-complex="12pt"/>
    </style:style>
    <style:style style:name="P57" style:family="paragraph" style:parent-style-name="Text_20_body" style:list-style-name="L4">
      <style:text-properties fo:font-size="12pt" fo:language="en" fo:country="US" fo:font-weight="bold" officeooo:rsid="0028fe82" officeooo:paragraph-rsid="0028fe82" style:font-size-asian="12pt" style:font-weight-asian="bold" style:font-size-complex="12pt" style:font-weight-complex="bold"/>
    </style:style>
    <style:style style:name="P58" style:family="paragraph" style:parent-style-name="Text_20_body" style:list-style-name="L4">
      <style:text-properties fo:font-size="12pt" fo:language="en" fo:country="US" fo:font-weight="normal" officeooo:rsid="002a9e46" officeooo:paragraph-rsid="002a9e46" style:font-size-asian="12pt" style:font-weight-asian="normal" style:font-size-complex="12pt" style:font-weight-complex="normal"/>
    </style:style>
    <style:style style:name="P59" style:family="paragraph" style:parent-style-name="Text_20_body" style:list-style-name="L4">
      <style:text-properties fo:font-size="12pt" fo:language="en" fo:country="US" fo:font-weight="normal" officeooo:rsid="002c1f7b" officeooo:paragraph-rsid="002c1f7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text-properties fo:font-size="12pt" fo:language="en" fo:country="US" fo:font-weight="normal" officeooo:rsid="002c1f7b" officeooo:paragraph-rsid="002df179" style:font-size-asian="12pt" style:font-weight-asian="normal" style:font-size-complex="12pt" style:font-weight-complex="normal"/>
    </style:style>
    <style:style style:name="P61" style:family="paragraph" style:parent-style-name="Text_20_body" style:list-style-name="L4">
      <style:text-properties fo:font-size="12pt" fo:language="en" fo:country="US" fo:font-weight="normal" officeooo:rsid="00311e42" officeooo:paragraph-rsid="0031d082" style:font-size-asian="12pt" style:font-weight-asian="normal" style:font-size-complex="12pt" style:font-weight-complex="normal"/>
    </style:style>
    <style:style style:name="P62" style:family="paragraph" style:parent-style-name="Text_20_body" style:list-style-name="L4">
      <style:text-properties fo:font-size="12pt" fo:language="en" fo:country="US" fo:font-weight="normal" officeooo:rsid="0031a4c6" officeooo:paragraph-rsid="0031d082" style:font-size-asian="12pt" style:font-weight-asian="normal" style:font-size-complex="12pt" style:font-weight-complex="normal"/>
    </style:style>
    <style:style style:name="P63" style:family="paragraph" style:parent-style-name="Text_20_body" style:list-style-name="L4">
      <style:text-properties fo:font-size="12pt" fo:language="en" fo:country="US" fo:font-weight="normal" officeooo:rsid="0031d082" officeooo:paragraph-rsid="0031d082" style:font-size-asian="12pt" style:font-weight-asian="normal" style:font-size-complex="12pt" style:font-weight-complex="normal"/>
    </style:style>
    <style:style style:name="P64" style:family="paragraph" style:parent-style-name="Text_20_body" style:list-style-name="L4">
      <style:text-properties fo:font-size="12pt" fo:language="en" fo:country="US" fo:font-weight="normal" officeooo:rsid="00403503" officeooo:paragraph-rsid="00403503" style:font-size-asian="12pt" style:font-weight-asian="normal" style:font-size-complex="12pt" style:font-weight-complex="normal"/>
    </style:style>
    <style:style style:name="P65" style:family="paragraph" style:parent-style-name="Text_20_body" style:list-style-name="L4">
      <style:text-properties fo:font-size="12pt" fo:language="en" fo:country="US" fo:font-weight="normal" officeooo:rsid="00417668" officeooo:paragraph-rsid="00417668" style:font-size-asian="12pt" style:font-weight-asian="normal" style:font-size-complex="12pt" style:font-weight-complex="normal"/>
    </style:style>
    <style:style style:name="P66" style:family="paragraph" style:parent-style-name="Text_20_body" style:list-style-name="L4">
      <style:text-properties officeooo:rsid="002a9e46" officeooo:paragraph-rsid="002a9e46"/>
    </style:style>
    <style:style style:name="P67" style:family="paragraph" style:parent-style-name="Text_20_body" style:list-style-name="L4">
      <style:text-properties fo:font-weight="bold" officeooo:rsid="002a9e46" officeooo:paragraph-rsid="002a9e46" style:font-weight-asian="bold" style:font-weight-complex="bold"/>
    </style:style>
    <style:style style:name="P68" style:family="paragraph" style:parent-style-name="Text_20_body" style:list-style-name="L4">
      <style:text-properties fo:font-weight="bold" officeooo:rsid="0031d082" officeooo:paragraph-rsid="0031d082" style:font-weight-asian="bold" style:font-weight-complex="bold"/>
    </style:style>
    <style:style style:name="P69" style:family="paragraph" style:parent-style-name="Text_20_body" style:list-style-name="L4">
      <style:text-properties fo:font-weight="bold" officeooo:rsid="00338c8c" officeooo:paragraph-rsid="00338c8c" style:font-weight-asian="bold" style:font-weight-complex="bold"/>
    </style:style>
    <style:style style:name="P70" style:family="paragraph" style:parent-style-name="Text_20_body" style:list-style-name="L4">
      <style:text-properties fo:font-weight="bold" officeooo:rsid="00338c8c" officeooo:paragraph-rsid="00346007" style:font-weight-asian="bold" style:font-weight-complex="bold"/>
    </style:style>
    <style:style style:name="P71" style:family="paragraph" style:parent-style-name="Text_20_body" style:list-style-name="L4">
      <style:text-properties officeooo:rsid="002df179" officeooo:paragraph-rsid="002df179"/>
    </style:style>
    <style:style style:name="P72" style:family="paragraph" style:parent-style-name="Text_20_body" style:list-style-name="L4">
      <style:text-properties officeooo:rsid="002feaeb" officeooo:paragraph-rsid="002feaeb"/>
    </style:style>
    <style:style style:name="P73" style:family="paragraph" style:parent-style-name="Text_20_body" style:list-style-name="L4">
      <style:text-properties officeooo:rsid="003048fc" officeooo:paragraph-rsid="00311e42"/>
    </style:style>
    <style:style style:name="P74" style:family="paragraph" style:parent-style-name="Text_20_body" style:list-style-name="L4">
      <style:text-properties officeooo:rsid="0031a4c6" officeooo:paragraph-rsid="0031d082"/>
    </style:style>
    <style:style style:name="P75" style:family="paragraph" style:parent-style-name="Text_20_body" style:list-style-name="L4">
      <style:text-properties officeooo:rsid="0031d082" officeooo:paragraph-rsid="0031d082"/>
    </style:style>
    <style:style style:name="P76" style:family="paragraph" style:parent-style-name="Text_20_body" style:list-style-name="L4">
      <style:text-properties officeooo:rsid="00403503" officeooo:paragraph-rsid="00403503"/>
    </style:style>
    <style:style style:name="P77" style:family="paragraph" style:parent-style-name="Text_20_body" style:list-style-name="L4">
      <style:text-properties officeooo:rsid="00403503" officeooo:paragraph-rsid="00dc6764"/>
    </style:style>
    <style:style style:name="P78" style:family="paragraph" style:parent-style-name="Text_20_body" style:list-style-name="L6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ab86c8" officeooo:paragraph-rsid="00ad3e5d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79" style:family="paragraph" style:parent-style-name="Text_20_body" style:list-style-name="L7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ab86c8" officeooo:paragraph-rsid="00ab86c8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80" style:family="paragraph" style:parent-style-name="Text_20_body" style:list-style-name="L7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ab86c8" officeooo:paragraph-rsid="00ad26b4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81" style:family="paragraph" style:parent-style-name="Text_20_body" style:list-style-name="L7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ad26b4" officeooo:paragraph-rsid="00ad26b4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82" style:family="paragraph" style:parent-style-name="Text_20_body" style:list-style-name="L8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ad26b4" officeooo:paragraph-rsid="00b90192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83" style:family="paragraph" style:parent-style-name="Text_20_body" style:list-style-name="L8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ae8923" officeooo:paragraph-rsid="00ae8923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84" style:family="paragraph" style:parent-style-name="Text_20_body" style:list-style-name="L8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ae8923" officeooo:paragraph-rsid="00b064fd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85" style:family="paragraph" style:parent-style-name="Text_20_body" style:list-style-name="L8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ae8923" officeooo:paragraph-rsid="00b90192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86" style:family="paragraph" style:parent-style-name="Text_20_body" style:list-style-name="L8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ae8923" officeooo:paragraph-rsid="00baf487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87" style:family="paragraph" style:parent-style-name="Text_20_body" style:list-style-name="L8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ae8923" officeooo:paragraph-rsid="00bd21b5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88" style:family="paragraph" style:parent-style-name="Text_20_body" style:list-style-name="L8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b40f06" officeooo:paragraph-rsid="00b5f8a1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89" style:family="paragraph" style:parent-style-name="Text_20_body" style:list-style-name="L8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b736b7" officeooo:paragraph-rsid="00b818db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90" style:family="paragraph" style:parent-style-name="Text_20_body" style:list-style-name="L8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b818db" officeooo:paragraph-rsid="00b90192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91" style:family="paragraph" style:parent-style-name="Text_20_body" style:list-style-name="L8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bd21b5" officeooo:paragraph-rsid="00bd21b5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92" style:family="paragraph" style:parent-style-name="Text_20_body" style:list-style-name="L8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be515c" officeooo:paragraph-rsid="00be515c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93" style:family="paragraph" style:parent-style-name="Text_20_body" style:list-style-name="L8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c14f73" officeooo:paragraph-rsid="00c14f73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94" style:family="paragraph" style:parent-style-name="Text_20_body" style:list-style-name="L8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c14f73" officeooo:paragraph-rsid="00c1f4a7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95" style:family="paragraph" style:parent-style-name="Text_20_body" style:list-style-name="L9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c39a03" officeooo:paragraph-rsid="00c39a03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96" style:family="paragraph" style:parent-style-name="Text_20_body" style:list-style-name="L9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c39a03" officeooo:paragraph-rsid="00c6fbd8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97" style:family="paragraph" style:parent-style-name="Text_20_body" style:list-style-name="L9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c837b5" officeooo:paragraph-rsid="00c837b5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98" style:family="paragraph" style:parent-style-name="Text_20_body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da80f2" officeooo:paragraph-rsid="00d63c56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99" style:family="paragraph" style:parent-style-name="Text_20_body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dd8372" officeooo:paragraph-rsid="00dd8372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100" style:family="paragraph" style:parent-style-name="Text_20_body">
      <style:paragraph-properties fo:line-height="100%"/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df4ecd" officeooo:paragraph-rsid="00df4ecd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101" style:family="paragraph" style:parent-style-name="Text_20_body">
      <style:paragraph-properties fo:line-height="100%"/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df550e" officeooo:paragraph-rsid="00df550e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102" style:family="paragraph" style:parent-style-name="Text_20_body">
      <style:paragraph-properties fo:line-height="100%"/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bold" officeooo:rsid="00df4ecd" officeooo:paragraph-rsid="00df4ecd" style:letter-kerning="true" style:font-name-asian="文泉驛正黑" style:font-size-asian="12pt" style:font-style-asian="normal" style:font-weight-asian="bold" style:font-name-complex="Lohit Devanagari1" style:font-size-complex="12pt" style:font-style-complex="normal" style:font-weight-complex="bold" style:text-emphasize="none"/>
    </style:style>
    <style:style style:name="P103" style:family="paragraph" style:parent-style-name="Text_20_body">
      <style:text-properties fo:color="#000000" style:text-outline="false" style:text-line-through-style="none" style:text-line-through-type="none" style:font-name="Cambria1" fo:font-size="12pt" fo:language="en" fo:country="US" fo:font-style="italic" fo:text-shadow="none" style:text-underline-style="none" fo:font-weight="normal" officeooo:rsid="00dd8372" officeooo:paragraph-rsid="00dd8372" style:letter-kerning="true" style:font-name-asian="文泉驛正黑" style:font-size-asian="12pt" style:font-style-asian="italic" style:font-weight-asian="normal" style:font-name-complex="Lohit Devanagari1" style:font-size-complex="12pt" style:font-style-complex="italic" style:font-weight-complex="normal" style:text-emphasize="none"/>
    </style:style>
    <style:style style:name="P104" style:family="paragraph" style:parent-style-name="Text_20_body" style:list-style-name="L8">
      <style:text-properties fo:color="#000000" style:text-outline="false" style:text-line-through-style="none" style:text-line-through-type="none" style:font-name="Cambria1" fo:text-shadow="none" style:text-underline-style="none" fo:font-weight="normal" officeooo:rsid="00ae8923" officeooo:paragraph-rsid="00baf487" style:letter-kerning="true" style:font-name-asian="文泉驛正黑" style:font-weight-asian="normal" style:font-name-complex="Lohit Devanagari1" style:font-weight-complex="normal" style:text-emphasize="none"/>
    </style:style>
    <style:style style:name="P105" style:family="paragraph" style:parent-style-name="Text_20_body" style:list-style-name="L8">
      <style:text-properties fo:color="#000000" style:text-outline="false" style:text-line-through-style="none" style:text-line-through-type="none" style:font-name="Cambria1" fo:text-shadow="none" style:text-underline-style="none" fo:font-weight="normal" officeooo:rsid="00baf487" officeooo:paragraph-rsid="00baf487" style:letter-kerning="true" style:font-name-asian="文泉驛正黑" style:font-weight-asian="normal" style:font-name-complex="Lohit Devanagari1" style:font-weight-complex="normal" style:text-emphasize="none"/>
    </style:style>
    <style:style style:name="P106" style:family="paragraph" style:parent-style-name="Text_20_body">
      <style:paragraph-properties fo:line-height="100%"/>
      <style:text-properties fo:color="#000000" style:text-outline="false" style:text-line-through-style="none" style:text-line-through-type="none" style:font-name="Cambria1" fo:font-size="11pt" fo:language="en" fo:country="US" fo:font-style="italic" fo:text-shadow="none" style:text-underline-style="none" fo:font-weight="normal" officeooo:rsid="00dd8372" officeooo:paragraph-rsid="00dd8372" style:letter-kerning="true" style:font-name-asian="文泉驛正黑" style:font-size-asian="11pt" style:font-style-asian="italic" style:font-weight-asian="normal" style:font-name-complex="Lohit Devanagari1" style:font-size-complex="11pt" style:font-style-complex="italic" style:font-weight-complex="normal" style:text-emphasize="none"/>
    </style:style>
    <style:style style:name="P107" style:family="paragraph" style:parent-style-name="Text_20_body" style:list-style-name="L8">
      <style:text-properties officeooo:paragraph-rsid="00ae8923"/>
    </style:style>
    <style:style style:name="P108" style:family="paragraph" style:parent-style-name="Text_20_body" style:list-style-name="L8">
      <style:text-properties officeooo:rsid="00ae8923" officeooo:paragraph-rsid="00ae8923"/>
    </style:style>
    <style:style style:name="P109" style:family="paragraph" style:parent-style-name="Text_20_body" style:list-style-name="L8">
      <style:text-properties officeooo:rsid="00ae8923" officeooo:paragraph-rsid="00af824f"/>
    </style:style>
    <style:style style:name="P110" style:family="paragraph" style:parent-style-name="Text_20_body" style:list-style-name="L8">
      <style:text-properties officeooo:rsid="00ae8923" officeooo:paragraph-rsid="00b064fd"/>
    </style:style>
    <style:style style:name="P111" style:family="paragraph" style:parent-style-name="Text_20_body" style:list-style-name="L8">
      <style:text-properties officeooo:rsid="00b24970" officeooo:paragraph-rsid="00b24970"/>
    </style:style>
    <style:style style:name="P112" style:family="paragraph" style:parent-style-name="Text_20_body" style:list-style-name="L8">
      <style:text-properties officeooo:rsid="00b40f06" officeooo:paragraph-rsid="00dd57cb"/>
    </style:style>
    <style:style style:name="P113" style:family="paragraph" style:parent-style-name="Text_20_body" style:list-style-name="L8">
      <style:text-properties officeooo:rsid="00b40f06" officeooo:paragraph-rsid="00b40f06"/>
    </style:style>
    <style:style style:name="P114" style:family="paragraph" style:parent-style-name="Text_20_body" style:list-style-name="L9">
      <style:text-properties fo:color="#0084d1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c51a4c" officeooo:paragraph-rsid="00c56bb1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115" style:family="paragraph" style:parent-style-name="Text_20_body" style:list-style-name="L9">
      <style:text-properties fo:color="#0084d1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c56bb1" officeooo:paragraph-rsid="00c56bb1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116" style:family="paragraph" style:parent-style-name="Text_20_body" style:list-style-name="L9">
      <style:text-properties fo:color="#0084d1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c837b5" officeooo:paragraph-rsid="00c837b5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117" style:family="paragraph" style:parent-style-name="Text_20_body" style:list-style-name="L11">
      <style:text-properties fo:color="#0084d1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c837b5" officeooo:paragraph-rsid="00cf4fa8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118" style:family="paragraph" style:parent-style-name="Text_20_body" style:list-style-name="L12">
      <style:text-properties fo:color="#0084d1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c837b5" officeooo:paragraph-rsid="00d4a582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119" style:family="paragraph" style:parent-style-name="Text_20_body" style:list-style-name="L13">
      <style:text-properties fo:color="#0084d1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c837b5" officeooo:paragraph-rsid="00d51aa2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120" style:family="paragraph" style:parent-style-name="Text_20_body" style:list-style-name="L13">
      <style:text-properties fo:color="#0084d1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c837b5" officeooo:paragraph-rsid="00d63c56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121" style:family="paragraph" style:parent-style-name="Text_20_body" style:list-style-name="L12">
      <style:text-properties fo:color="#0084d1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d4a582" officeooo:paragraph-rsid="00d3fe9e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122" style:family="paragraph" style:parent-style-name="Text_20_body">
      <style:text-properties fo:color="#0084d1" style:text-outline="false" style:text-line-through-style="none" style:text-line-through-type="none" style:font-name="Cambria1" fo:font-size="12pt" fo:language="en" fo:country="US" fo:font-style="normal" fo:text-shadow="none" style:text-underline-style="none" fo:font-weight="bold" officeooo:rsid="00dd8372" officeooo:paragraph-rsid="00dd8372" style:letter-kerning="true" style:font-name-asian="文泉驛正黑" style:font-size-asian="12pt" style:font-style-asian="normal" style:font-weight-asian="bold" style:font-name-complex="Lohit Devanagari1" style:font-size-complex="12pt" style:font-style-complex="normal" style:font-weight-complex="bold" style:text-emphasize="none"/>
    </style:style>
    <style:style style:name="P123" style:family="paragraph" style:parent-style-name="Text_20_body" style:list-style-name="L10">
      <style:text-properties officeooo:paragraph-rsid="00cd605b"/>
    </style:style>
    <style:style style:name="P124" style:family="paragraph" style:parent-style-name="Text_20_body" style:list-style-name="L10">
      <style:text-properties officeooo:paragraph-rsid="00cf4fa8"/>
    </style:style>
    <style:style style:name="P125" style:family="paragraph" style:parent-style-name="Text_20_body" style:list-style-name="L10">
      <style:text-properties officeooo:paragraph-rsid="00d3fe9e"/>
    </style:style>
    <style:style style:name="P126" style:family="paragraph" style:parent-style-name="Text_20_body" style:list-style-name="L10">
      <style:text-properties officeooo:paragraph-rsid="00d51aa2"/>
    </style:style>
    <style:style style:name="P127" style:family="paragraph" style:parent-style-name="Heading_20_1">
      <style:text-properties style:font-name="Liberation Sans" fo:font-size="16.1000003814697pt" fo:font-weight="bold" style:font-name-asian="文泉驛正黑" style:font-size-asian="16.1000003814697pt" style:font-weight-asian="bold" style:font-name-complex="Lohit Devanagari1" style:font-size-complex="16.1000003814697pt" style:font-weight-complex="bold"/>
    </style:style>
    <style:style style:name="P128" style:family="paragraph" style:parent-style-name="Heading_20_2">
      <style:text-properties fo:color="#000000" style:text-outline="false" style:text-line-through-style="none" style:text-line-through-type="none" style:font-name="Cambria1" fo:font-size="14pt" fo:language="en" fo:country="US" fo:font-style="italic" fo:text-shadow="none" style:text-underline-style="none" fo:font-weight="bold" officeooo:rsid="0000a558" style:letter-kerning="true" style:font-name-asian="文泉驛正黑" style:font-size-asian="14pt" style:font-style-asian="italic" style:font-weight-asian="bold" style:font-name-complex="Lohit Devanagari1" style:font-size-complex="14pt" style:font-style-complex="italic" style:font-weight-complex="bold" style:text-emphasize="none"/>
    </style:style>
    <style:style style:name="P129" style:family="paragraph" style:parent-style-name="Heading_20_2">
      <style:text-properties fo:color="#000000" style:text-outline="false" style:text-line-through-style="none" style:text-line-through-type="none" style:font-name="Cambria1" fo:font-size="14pt" fo:language="en" fo:country="US" fo:font-style="italic" fo:text-shadow="none" style:text-underline-style="none" fo:font-weight="bold" officeooo:rsid="00660003" officeooo:paragraph-rsid="00660003" style:letter-kerning="true" style:font-name-asian="文泉驛正黑" style:font-size-asian="14pt" style:font-style-asian="italic" style:font-weight-asian="bold" style:font-name-complex="Lohit Devanagari1" style:font-size-complex="14pt" style:font-style-complex="italic" style:font-weight-complex="bold" style:text-emphasize="none"/>
    </style:style>
    <style:style style:name="P130" style:family="paragraph" style:parent-style-name="Heading_20_2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660003" officeooo:paragraph-rsid="00660003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131" style:family="paragraph" style:parent-style-name="Heading_20_2">
      <style:text-properties fo:color="#000000" style:text-outline="false" style:text-line-through-style="none" style:text-line-through-type="none" style:font-name="Cambria1" fo:text-shadow="none" style:letter-kerning="true" style:font-name-asian="文泉驛正黑" style:font-name-complex="Lohit Devanagari1" style:text-emphasize="none"/>
    </style:style>
    <style:style style:name="P132" style:family="paragraph" style:parent-style-name="Heading_20_3">
      <style:text-properties fo:color="#000000" style:text-outline="false" style:text-line-through-style="none" style:text-line-through-type="none" style:font-name="Cambria1" fo:font-size="14pt" fo:language="en" fo:country="US" fo:font-style="italic" fo:text-shadow="none" style:text-underline-style="none" fo:font-weight="bold" officeooo:rsid="0000a558" officeooo:paragraph-rsid="00154459" style:letter-kerning="true" style:font-name-asian="文泉驛正黑" style:font-size-asian="14pt" style:font-style-asian="italic" style:font-weight-asian="bold" style:font-name-complex="Lohit Devanagari1" style:font-size-complex="14pt" style:font-style-complex="italic" style:font-weight-complex="bold" style:text-emphasize="none"/>
    </style:style>
    <style:style style:name="P133" style:family="paragraph" style:parent-style-name="Heading_20_3">
      <style:text-properties fo:color="#000000" style:text-outline="false" style:text-line-through-style="none" style:text-line-through-type="none" style:font-name="Cambria1" fo:font-size="13pt" fo:font-style="italic" fo:text-shadow="none" style:text-underline-style="solid" style:text-underline-width="auto" style:text-underline-color="font-color" fo:font-weight="normal" style:letter-kerning="true" style:font-name-asian="文泉驛正黑" style:font-size-asian="14pt" style:font-weight-asian="normal" style:font-name-complex="Lohit Devanagari1" style:font-size-complex="14pt" style:font-weight-complex="normal" style:text-emphasize="none"/>
    </style:style>
    <style:style style:name="P134" style:family="paragraph" style:parent-style-name="Subtitle" style:list-style-name="L5">
      <style:text-properties fo:font-size="12pt" fo:language="en" fo:country="US" fo:font-style="normal" style:text-underline-style="none" fo:font-weight="normal" officeooo:rsid="006a9bce" officeooo:paragraph-rsid="006a9bce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ubtitle" style:list-style-name="L5">
      <style:text-properties fo:font-size="12pt" fo:language="en" fo:country="US" fo:font-style="normal" style:text-underline-style="none" fo:font-weight="normal" officeooo:rsid="006c86c0" officeooo:paragraph-rsid="006c86c0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ubtitle" style:list-style-name="L5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6a9bce" officeooo:paragraph-rsid="006a9bce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P137" style:family="paragraph" style:parent-style-name="Subtitle" style:list-style-name="L5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6c86c0" officeooo:paragraph-rsid="006c86c0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T1" style:family="text">
      <style:text-properties fo:color="#000000"/>
    </style:style>
    <style:style style:name="T2" style:family="text">
      <style:text-properties fo:color="#000000" style:font-name="Cambria1" fo:language="en" fo:country="US" fo:font-style="italic" style:font-style-asian="italic" style:font-style-complex="italic"/>
    </style:style>
    <style:style style:name="T3" style:family="text">
      <style:text-properties fo:color="#000000" style:font-name="Cambria1" fo:language="en" fo:country="US" fo:font-style="italic" officeooo:rsid="0000a558" style:font-style-asian="italic" style:font-style-complex="italic"/>
    </style:style>
    <style:style style:name="T4" style:family="text">
      <style:text-properties fo:color="#000000" style:text-outline="false" style:text-line-through-style="none" style:text-line-through-type="none" style:font-name="Cambria1" fo:font-size="14pt" fo:language="en" fo:country="US" fo:font-style="italic" fo:text-shadow="none" style:text-underline-style="none" fo:font-weight="bold" officeooo:rsid="0000a558" style:letter-kerning="true" style:font-name-asian="文泉驛正黑" style:font-size-asian="14pt" style:font-style-asian="italic" style:font-weight-asian="bold" style:font-name-complex="Lohit Devanagari1" style:font-size-complex="14pt" style:font-style-complex="italic" style:font-weight-complex="bold" style:text-emphasize="none"/>
    </style:style>
    <style:style style:name="T5" style:family="text">
      <style:text-properties fo:color="#000000" style:text-outline="false" style:text-line-through-style="none" style:text-line-through-type="none" style:font-name="Cambria1" fo:font-size="14pt" fo:language="en" fo:country="US" fo:font-style="italic" fo:text-shadow="none" style:text-underline-style="none" fo:font-weight="bold" officeooo:rsid="000800f8" style:letter-kerning="true" style:font-name-asian="文泉驛正黑" style:font-size-asian="14pt" style:font-style-asian="italic" style:font-weight-asian="bold" style:font-name-complex="Lohit Devanagari1" style:font-size-complex="14pt" style:font-style-complex="italic" style:font-weight-complex="bold" style:text-emphasize="none"/>
    </style:style>
    <style:style style:name="T6" style:family="text">
      <style:text-properties fo:color="#000000" style:text-outline="false" style:text-line-through-style="none" style:text-line-through-type="none" style:font-name="Cambria1" fo:language="en" fo:country="US" fo:font-style="italic" fo:text-shadow="none" style:letter-kerning="true" style:font-name-asian="文泉驛正黑" style:font-style-asian="italic" style:font-name-complex="Lohit Devanagari1" style:font-style-complex="italic" style:text-emphasize="none"/>
    </style:style>
    <style:style style:name="T7" style:family="text">
      <style:text-properties fo:color="#000000" style:text-outline="false" style:text-line-through-style="none" style:text-line-through-type="none" style:font-name="Cambria1" fo:language="en" fo:country="US" fo:font-style="italic" fo:text-shadow="none" officeooo:rsid="005b3c82" style:letter-kerning="true" style:font-name-asian="文泉驛正黑" style:font-style-asian="italic" style:font-name-complex="Lohit Devanagari1" style:font-style-complex="italic" style:text-emphasize="none"/>
    </style:style>
    <style:style style:name="T8" style:family="text">
      <style:text-properties fo:color="#000000" style:text-outline="false" style:text-line-through-style="none" style:text-line-through-type="none" style:font-name="Cambria1" fo:language="en" fo:country="US" fo:font-style="italic" fo:text-shadow="none" officeooo:rsid="00660003" style:letter-kerning="true" style:font-name-asian="文泉驛正黑" style:font-style-asian="italic" style:font-name-complex="Lohit Devanagari1" style:font-style-complex="italic" style:text-emphasize="none"/>
    </style:style>
    <style:style style:name="T9" style:family="text">
      <style:text-properties fo:color="#000000" style:text-outline="false" style:text-line-through-style="none" style:text-line-through-type="none" style:font-name="Cambria1" fo:text-shadow="none" style:letter-kerning="true" style:font-name-asian="文泉驛正黑" style:font-name-complex="Lohit Devanagari1" style:text-emphasize="none"/>
    </style:style>
    <style:style style:name="T10" style:family="text">
      <style:text-properties fo:color="#000000" style:text-outline="false" style:text-line-through-style="none" style:text-line-through-type="none" style:font-name="Cambria1" fo:text-shadow="none" officeooo:rsid="005b3c82" style:letter-kerning="true" style:font-name-asian="文泉驛正黑" style:font-name-complex="Lohit Devanagari1" style:text-emphasize="none"/>
    </style:style>
    <style:style style:name="T11" style:family="text">
      <style:text-properties fo:color="#000000" style:text-outline="false" style:text-line-through-style="none" style:text-line-through-type="none" style:font-name="Cambria1" fo:text-shadow="none" officeooo:rsid="00660003" style:letter-kerning="true" style:font-name-asian="文泉驛正黑" style:font-name-complex="Lohit Devanagari1" style:text-emphasize="none"/>
    </style:style>
    <style:style style:name="T12" style:family="text">
      <style:text-properties fo:color="#000000" style:text-outline="false" style:text-line-through-style="none" style:text-line-through-type="none" style:font-name="Cambria1" fo:text-shadow="none" officeooo:rsid="006a9bce" style:letter-kerning="true" style:font-name-asian="文泉驛正黑" style:font-name-complex="Lohit Devanagari1" style:text-emphasize="none"/>
    </style:style>
    <style:style style:name="T13" style:family="text">
      <style:text-properties fo:color="#000000" style:text-outline="false" style:text-line-through-style="none" style:text-line-through-type="none" style:font-name="Cambria1" fo:text-shadow="none" officeooo:rsid="006dce76" style:letter-kerning="true" style:font-name-asian="文泉驛正黑" style:font-name-complex="Lohit Devanagari1" style:text-emphasize="none"/>
    </style:style>
    <style:style style:name="T14" style:family="text">
      <style:text-properties fo:color="#000000" style:text-outline="false" style:text-line-through-style="none" style:text-line-through-type="none" style:font-name="Cambria1" fo:text-shadow="none" officeooo:rsid="007087ac" style:letter-kerning="true" style:font-name-asian="文泉驛正黑" style:font-name-complex="Lohit Devanagari1" style:text-emphasize="none"/>
    </style:style>
    <style:style style:name="T15" style:family="text">
      <style:text-properties fo:color="#000000" style:text-outline="false" style:text-line-through-style="none" style:text-line-through-type="none" style:font-name="Cambria1" fo:text-shadow="none" officeooo:rsid="007106da" style:letter-kerning="true" style:font-name-asian="文泉驛正黑" style:font-name-complex="Lohit Devanagari1" style:text-emphasize="none"/>
    </style:style>
    <style:style style:name="T16" style:family="text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T17" style:family="text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ae8923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T18" style:family="text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b24970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T19" style:family="text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c39a03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T20" style:family="text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af824f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T21" style:family="text">
      <style:text-properties fo:color="#000000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dd57cb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T22" style:family="text">
      <style:text-properties fo:color="#000000" style:text-outline="false" style:text-line-through-style="none" style:text-line-through-type="none" fo:text-shadow="none" style:text-underline-style="none" style:letter-kerning="true" style:font-name-asian="文泉驛正黑" style:font-name-complex="Lohit Devanagari1" style:text-emphasize="none"/>
    </style:style>
    <style:style style:name="T23" style:family="text">
      <style:text-properties fo:color="#000000" style:text-outline="false" style:text-line-through-style="none" style:text-line-through-type="none" fo:text-shadow="none" style:text-underline-style="none" officeooo:rsid="0017665b" style:letter-kerning="true" style:font-name-asian="文泉驛正黑" style:font-name-complex="Lohit Devanagari1" style:text-emphasize="none"/>
    </style:style>
    <style:style style:name="T24" style:family="text">
      <style:text-properties fo:color="#000000" style:text-outline="false" style:text-line-through-style="none" style:text-line-through-type="none" style:font-name="Courier 10 Pitch" fo:font-size="8pt" fo:text-shadow="none" style:letter-kerning="true" style:font-name-asian="文泉驛正黑" style:font-size-asian="8pt" style:font-name-complex="Lohit Devanagari1" style:font-size-complex="8pt" style:text-emphasize="none"/>
    </style:style>
    <style:style style:name="T25" style:family="text">
      <style:text-properties fo:color="#000000" style:text-outline="false" style:text-line-through-style="none" style:text-line-through-type="none" style:font-name="Courier 10 Pitch" fo:font-size="8pt" fo:text-shadow="none" officeooo:rsid="002883b7" style:letter-kerning="true" style:font-name-asian="文泉驛正黑" style:font-size-asian="8pt" style:font-name-complex="Lohit Devanagari1" style:font-size-complex="8pt" style:text-emphasize="none"/>
    </style:style>
    <style:style style:name="T26" style:family="text">
      <style:text-properties fo:color="#000000" fo:font-style="normal" fo:font-weight="bold" officeooo:rsid="0006212f" style:font-style-asian="normal" style:font-weight-asian="bold" style:font-style-complex="normal" style:font-weight-complex="bold"/>
    </style:style>
    <style:style style:name="T27" style:family="text">
      <style:text-properties fo:color="#000000" style:font-name="Liberation Serif" fo:font-style="normal" fo:font-weight="bold" officeooo:rsid="0000a558" style:font-style-asian="normal" style:font-weight-asian="bold" style:font-style-complex="normal" style:font-weight-complex="bold"/>
    </style:style>
    <style:style style:name="T28" style:family="text">
      <style:text-properties fo:color="#000000" style:font-name="Liberation Serif" fo:font-style="normal" fo:font-weight="bold" officeooo:rsid="00042641" style:font-style-asian="normal" style:font-weight-asian="bold" style:font-style-complex="normal" style:font-weight-complex="bold"/>
    </style:style>
    <style:style style:name="T29" style:family="text">
      <style:text-properties fo:color="#000000" style:font-name="Liberation Serif" fo:font-style="normal" fo:font-weight="bold" officeooo:rsid="0006212f" style:font-style-asian="normal" style:font-weight-asian="bold" style:font-style-complex="normal" style:font-weight-complex="bold"/>
    </style:style>
    <style:style style:name="T30" style:family="tex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color="#000000" style:font-name="Liberation Serif" fo:font-style="normal" fo:font-weight="normal" officeooo:rsid="0000a558" style:font-style-asian="normal" style:font-weight-asian="normal" style:font-style-complex="normal" style:font-weight-complex="normal"/>
    </style:style>
    <style:style style:name="T32" style:family="text">
      <style:text-properties fo:color="#000000" style:font-name="Liberation Serif" fo:font-style="normal" fo:font-weight="normal" officeooo:rsid="000800f8" style:font-style-asian="normal" style:font-weight-asian="normal" style:font-style-complex="normal" style:font-weight-complex="normal"/>
    </style:style>
    <style:style style:name="T33" style:family="text">
      <style:text-properties fo:color="#000000" style:font-name="Liberation Serif" fo:font-style="normal" fo:font-weight="normal" officeooo:rsid="0002fc17" style:font-style-asian="normal" style:font-weight-asian="normal" style:font-style-complex="normal" style:font-weight-complex="normal"/>
    </style:style>
    <style:style style:name="T34" style:family="text">
      <style:text-properties fo:color="#000000" style:font-name="Liberation Serif" fo:font-style="normal" fo:font-weight="normal" officeooo:rsid="00042641" style:font-style-asian="normal" style:font-weight-asian="normal" style:font-style-complex="normal" style:font-weight-complex="normal"/>
    </style:style>
    <style:style style:name="T35" style:family="text">
      <style:text-properties fo:color="#000000" style:font-name="Liberation Serif" fo:font-style="normal" fo:font-weight="normal" officeooo:rsid="0006212f" style:font-style-asian="normal" style:font-weight-asian="normal" style:font-style-complex="normal" style:font-weight-complex="normal"/>
    </style:style>
    <style:style style:name="T36" style:family="text">
      <style:text-properties fo:color="#000000" officeooo:rsid="00c56bb1"/>
    </style:style>
    <style:style style:name="T37" style:family="text">
      <style:text-properties fo:color="#000000" officeooo:rsid="00c8a502"/>
    </style:style>
    <style:style style:name="T38" style:family="text">
      <style:text-properties fo:color="#000000" officeooo:rsid="00ca8dae"/>
    </style:style>
    <style:style style:name="T39" style:family="text">
      <style:text-properties fo:color="#000000" officeooo:rsid="00cfde57"/>
    </style:style>
    <style:style style:name="T40" style:family="text">
      <style:text-properties fo:color="#000000" officeooo:rsid="00d148eb"/>
    </style:style>
    <style:style style:name="T41" style:family="text">
      <style:text-properties fo:color="#000000" officeooo:rsid="00d2e344"/>
    </style:style>
    <style:style style:name="T42" style:family="text">
      <style:text-properties fo:color="#000000" officeooo:rsid="00d4a582"/>
    </style:style>
    <style:style style:name="T43" style:family="text">
      <style:text-properties fo:color="#000000" officeooo:rsid="00d63c56"/>
    </style:style>
    <style:style style:name="T44" style:family="text">
      <style:text-properties fo:color="#000000" officeooo:rsid="00d93737"/>
    </style:style>
    <style:style style:name="T45" style:family="text">
      <style:text-properties fo:color="#000000" officeooo:rsid="00d9ff4b"/>
    </style:style>
    <style:style style:name="T46" style:family="text">
      <style:text-properties fo:color="#000000" officeooo:rsid="00da80f2"/>
    </style:style>
    <style:style style:name="T47" style:family="text">
      <style:text-properties fo:color="#000000" fo:font-size="11pt" fo:font-style="italic" style:font-size-asian="11pt" style:font-style-asian="italic" style:font-size-complex="11pt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154459" style:font-style-asian="italic" style:font-style-complex="italic"/>
    </style:style>
    <style:style style:name="T50" style:family="text">
      <style:text-properties fo:font-style="italic" officeooo:rsid="0015cb9c" style:font-style-asian="italic" style:font-style-complex="italic"/>
    </style:style>
    <style:style style:name="T51" style:family="text">
      <style:text-properties fo:font-style="italic" officeooo:rsid="001a491f" style:font-style-asian="italic" style:font-style-complex="italic"/>
    </style:style>
    <style:style style:name="T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00800f8" style:font-style-asian="italic" style:font-weight-asian="bold" style:font-style-complex="italic" style:font-weight-complex="bold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1a491f" style:font-style-asian="normal" style:font-weight-asian="bold" style:font-style-complex="normal" style:font-weight-complex="bold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0800f8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09e888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0ba18a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0cd865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0fad1e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10ccb4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11e683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1a491f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659f39" style:font-style-asian="normal" style:font-weight-asian="normal" style:font-style-complex="normal" style:font-weight-complex="normal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language="en" fo:country="US"/>
    </style:style>
    <style:style style:name="T68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69" style:family="text">
      <style:text-properties fo:language="en" fo:country="US" fo:font-style="normal" fo:font-weight="bold" officeooo:rsid="00201584" style:font-style-asian="normal" style:font-weight-asian="bold" style:font-style-complex="normal" style:font-weight-complex="bold"/>
    </style:style>
    <style:style style:name="T7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fo:language="en" fo:country="US" fo:font-style="normal" fo:font-weight="normal" officeooo:rsid="0020fe72" style:font-style-asian="normal" style:font-weight-asian="normal" style:font-style-complex="normal" style:font-weight-complex="normal"/>
    </style:style>
    <style:style style:name="T72" style:family="text">
      <style:text-properties fo:language="en" fo:country="US" fo:font-style="normal" fo:font-weight="normal" officeooo:rsid="002146f0" style:font-style-asian="normal" style:font-weight-asian="normal" style:font-style-complex="normal" style:font-weight-complex="normal"/>
    </style:style>
    <style:style style:name="T73" style:family="text">
      <style:text-properties fo:language="en" fo:country="US" fo:font-style="normal" fo:font-weight="normal" officeooo:rsid="00236b11" style:font-style-asian="normal" style:font-weight-asian="normal" style:font-style-complex="normal" style:font-weight-complex="normal"/>
    </style:style>
    <style:style style:name="T74" style:family="text">
      <style:text-properties fo:language="en" fo:country="US" fo:font-style="normal" fo:font-weight="normal" officeooo:rsid="00256e6d" style:font-style-asian="normal" style:font-weight-asian="normal" style:font-style-complex="normal" style:font-weight-complex="normal"/>
    </style:style>
    <style:style style:name="T75" style:family="text">
      <style:text-properties fo:language="en" fo:country="US" fo:font-style="normal" fo:font-weight="normal" officeooo:rsid="002883b7" style:font-style-asian="normal" style:font-weight-asian="normal" style:font-style-complex="normal" style:font-weight-complex="normal"/>
    </style:style>
    <style:style style:name="T76" style:family="text">
      <style:text-properties fo:language="en" fo:country="US" officeooo:rsid="004a87be"/>
    </style:style>
    <style:style style:name="T77" style:family="text">
      <style:text-properties fo:font-weight="bold" officeooo:rsid="00154459" style:font-weight-asian="bold" style:font-weight-complex="bold"/>
    </style:style>
    <style:style style:name="T78" style:family="text">
      <style:text-properties officeooo:rsid="00154459"/>
    </style:style>
    <style:style style:name="T79" style:family="text">
      <style:text-properties officeooo:rsid="0015cb9c"/>
    </style:style>
    <style:style style:name="T80" style:family="text">
      <style:text-properties officeooo:rsid="0016dde5"/>
    </style:style>
    <style:style style:name="T81" style:family="text">
      <style:text-properties officeooo:rsid="0017b71c"/>
    </style:style>
    <style:style style:name="T82" style:family="text">
      <style:text-properties officeooo:rsid="001978ba"/>
    </style:style>
    <style:style style:name="T83" style:family="text">
      <style:text-properties officeooo:rsid="001bad24"/>
    </style:style>
    <style:style style:name="T84" style:family="text">
      <style:text-properties officeooo:rsid="002883b7"/>
    </style:style>
    <style:style style:name="T85" style:family="text">
      <style:text-properties officeooo:rsid="0028fe82"/>
    </style:style>
    <style:style style:name="T86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87" style:family="text">
      <style:text-properties fo:font-size="12pt" fo:language="en" fo:country="US" fo:font-weight="bold" officeooo:rsid="002a9e46" style:font-size-asian="12pt" style:font-weight-asian="bold" style:font-size-complex="12pt" style:font-weight-complex="bold"/>
    </style:style>
    <style:style style:name="T88" style:family="text">
      <style:text-properties fo:font-size="12pt" fo:language="en" fo:country="US" fo:font-weight="bold" officeooo:rsid="00311e42" style:font-size-asian="12pt" style:font-weight-asian="bold" style:font-size-complex="12pt" style:font-weight-complex="bold"/>
    </style:style>
    <style:style style:name="T89" style:family="text">
      <style:text-properties fo:font-size="12pt" fo:language="en" fo:country="US" fo:font-weight="bold" officeooo:rsid="0031d082" style:font-size-asian="12pt" style:font-weight-asian="bold" style:font-size-complex="12pt" style:font-weight-complex="bold"/>
    </style:style>
    <style:style style:name="T90" style:family="text">
      <style:text-properties fo:font-size="12pt" fo:language="en" fo:country="US" fo:font-weight="bold" officeooo:rsid="004732a1" style:font-size-asian="12pt" style:font-weight-asian="bold" style:font-size-complex="12pt" style:font-weight-complex="bold"/>
    </style:style>
    <style:style style:name="T91" style:family="text">
      <style:text-properties fo:font-size="12pt" fo:language="en" fo:country="US" fo:font-weight="bold" officeooo:rsid="00338c8c" style:font-size-asian="12pt" style:font-weight-asian="bold" style:font-size-complex="12pt" style:font-weight-complex="bold"/>
    </style:style>
    <style:style style:name="T92" style:family="text">
      <style:text-properties fo:font-size="12pt" fo:language="en" fo:country="US" fo:font-weight="bold" officeooo:rsid="00dc6764" style:font-size-asian="12pt" style:font-weight-asian="bold" style:font-size-complex="12pt" style:font-weight-complex="bold"/>
    </style:style>
    <style:style style:name="T9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94" style:family="text">
      <style:text-properties fo:font-size="12pt" fo:language="en" fo:country="US" fo:font-weight="normal" officeooo:rsid="002a9e46" style:font-size-asian="12pt" style:font-weight-asian="normal" style:font-size-complex="12pt" style:font-weight-complex="normal"/>
    </style:style>
    <style:style style:name="T95" style:family="text">
      <style:text-properties fo:font-size="12pt" fo:language="en" fo:country="US" fo:font-weight="normal" officeooo:rsid="002c1f7b" style:font-size-asian="12pt" style:font-weight-asian="normal" style:font-size-complex="12pt" style:font-weight-complex="normal"/>
    </style:style>
    <style:style style:name="T96" style:family="text">
      <style:text-properties fo:font-size="12pt" fo:language="en" fo:country="US" fo:font-weight="normal" officeooo:rsid="00311e42" style:font-size-asian="12pt" style:font-weight-asian="normal" style:font-size-complex="12pt" style:font-weight-complex="normal"/>
    </style:style>
    <style:style style:name="T97" style:family="text">
      <style:text-properties fo:font-size="12pt" fo:language="en" fo:country="US" fo:font-weight="normal" officeooo:rsid="00335860" style:font-size-asian="12pt" style:font-weight-asian="normal" style:font-size-complex="12pt" style:font-weight-complex="normal"/>
    </style:style>
    <style:style style:name="T98" style:family="text">
      <style:text-properties fo:font-size="12pt" fo:language="en" fo:country="US" fo:font-weight="normal" officeooo:rsid="00346007" style:font-size-asian="12pt" style:font-weight-asian="normal" style:font-size-complex="12pt" style:font-weight-complex="normal"/>
    </style:style>
    <style:style style:name="T99" style:family="text">
      <style:text-properties fo:font-size="12pt" fo:language="en" fo:country="US" fo:font-weight="normal" officeooo:rsid="00362500" style:font-size-asian="12pt" style:font-weight-asian="normal" style:font-size-complex="12pt" style:font-weight-complex="normal"/>
    </style:style>
    <style:style style:name="T100" style:family="text">
      <style:text-properties fo:font-size="12pt" fo:language="en" fo:country="US" fo:font-weight="normal" officeooo:rsid="00338c8c" style:font-size-asian="12pt" style:font-weight-asian="normal" style:font-size-complex="12pt" style:font-weight-complex="normal"/>
    </style:style>
    <style:style style:name="T101" style:family="text">
      <style:text-properties fo:font-size="12pt" fo:language="en" fo:country="US" fo:font-weight="normal" officeooo:rsid="0039d945" style:font-size-asian="12pt" style:font-weight-asian="normal" style:font-size-complex="12pt" style:font-weight-complex="normal"/>
    </style:style>
    <style:style style:name="T102" style:family="text">
      <style:text-properties fo:font-size="12pt" fo:language="en" fo:country="US" fo:font-weight="normal" officeooo:rsid="003c62cd" style:font-size-asian="12pt" style:font-weight-asian="normal" style:font-size-complex="12pt" style:font-weight-complex="normal"/>
    </style:style>
    <style:style style:name="T103" style:family="text">
      <style:text-properties fo:font-size="12pt" fo:language="en" fo:country="US" fo:font-weight="normal" officeooo:rsid="003cb35b" style:font-size-asian="12pt" style:font-weight-asian="normal" style:font-size-complex="12pt" style:font-weight-complex="normal"/>
    </style:style>
    <style:style style:name="T104" style:family="text">
      <style:text-properties fo:font-size="12pt" fo:language="en" fo:country="US" fo:font-weight="normal" officeooo:rsid="003d997e" style:font-size-asian="12pt" style:font-weight-asian="normal" style:font-size-complex="12pt" style:font-weight-complex="normal"/>
    </style:style>
    <style:style style:name="T105" style:family="text">
      <style:text-properties fo:font-size="12pt" fo:language="en" fo:country="US" fo:font-weight="normal" officeooo:rsid="003e04f1" style:font-size-asian="12pt" style:font-weight-asian="normal" style:font-size-complex="12pt" style:font-weight-complex="normal"/>
    </style:style>
    <style:style style:name="T106" style:family="text">
      <style:text-properties fo:font-size="12pt" fo:language="en" fo:country="US" fo:font-weight="normal" officeooo:rsid="003f8fb4" style:font-size-asian="12pt" style:font-weight-asian="normal" style:font-size-complex="12pt" style:font-weight-complex="normal"/>
    </style:style>
    <style:style style:name="T107" style:family="text">
      <style:text-properties fo:font-size="12pt" fo:language="en" fo:country="US" fo:font-weight="normal" officeooo:rsid="00403503" style:font-size-asian="12pt" style:font-weight-asian="normal" style:font-size-complex="12pt" style:font-weight-complex="normal"/>
    </style:style>
    <style:style style:name="T108" style:family="text">
      <style:text-properties fo:font-size="12pt" fo:language="en" fo:country="US" fo:font-weight="normal" officeooo:rsid="00417668" style:font-size-asian="12pt" style:font-weight-asian="normal" style:font-size-complex="12pt" style:font-weight-complex="normal"/>
    </style:style>
    <style:style style:name="T109" style:family="text">
      <style:text-properties fo:font-size="12pt" fo:language="en" fo:country="US" fo:font-weight="normal" officeooo:rsid="0042e9b0" style:font-size-asian="12pt" style:font-weight-asian="normal" style:font-size-complex="12pt" style:font-weight-complex="normal"/>
    </style:style>
    <style:style style:name="T110" style:family="text">
      <style:text-properties fo:font-size="12pt" fo:language="en" fo:country="US" fo:font-weight="normal" officeooo:rsid="00441c96" style:font-size-asian="12pt" style:font-weight-asian="normal" style:font-size-complex="12pt" style:font-weight-complex="normal"/>
    </style:style>
    <style:style style:name="T111" style:family="text">
      <style:text-properties fo:font-size="12pt" fo:language="en" fo:country="US" fo:font-weight="normal" officeooo:rsid="004459af" style:font-size-asian="12pt" style:font-weight-asian="normal" style:font-size-complex="12pt" style:font-weight-complex="normal"/>
    </style:style>
    <style:style style:name="T112" style:family="text">
      <style:text-properties fo:font-size="12pt" fo:language="en" fo:country="US" fo:font-weight="normal" officeooo:rsid="00495522" style:font-size-asian="12pt" style:font-weight-asian="normal" style:font-size-complex="12pt" style:font-weight-complex="normal"/>
    </style:style>
    <style:style style:name="T113" style:family="text">
      <style:text-properties fo:font-size="12pt" fo:language="en" fo:country="US" fo:font-weight="normal" officeooo:rsid="004a0544" style:font-size-asian="12pt" style:font-weight-asian="normal" style:font-size-complex="12pt" style:font-weight-complex="normal"/>
    </style:style>
    <style:style style:name="T114" style:family="text">
      <style:text-properties fo:font-size="12pt" fo:language="en" fo:country="US" fo:font-weight="normal" officeooo:rsid="004a87be" style:font-size-asian="12pt" style:font-weight-asian="normal" style:font-size-complex="12pt" style:font-weight-complex="normal"/>
    </style:style>
    <style:style style:name="T115" style:family="text">
      <style:text-properties fo:font-size="12pt" fo:language="en" fo:country="US" fo:font-weight="normal" officeooo:rsid="0057115d" style:font-size-asian="12pt" style:font-weight-asian="normal" style:font-size-complex="12pt" style:font-weight-complex="normal"/>
    </style:style>
    <style:style style:name="T116" style:family="text">
      <style:text-properties fo:font-size="12pt" fo:language="en" fo:country="US" fo:font-weight="normal" officeooo:rsid="0058aad2" style:font-size-asian="12pt" style:font-weight-asian="normal" style:font-size-complex="12pt" style:font-weight-complex="normal"/>
    </style:style>
    <style:style style:name="T117" style:family="text">
      <style:text-properties fo:font-size="12pt" fo:language="en" fo:country="US" fo:font-weight="normal" officeooo:rsid="00a35cfd" style:font-size-asian="12pt" style:font-weight-asian="normal" style:font-size-complex="12pt" style:font-weight-complex="normal"/>
    </style:style>
    <style:style style:name="T118" style:family="text">
      <style:text-properties fo:font-size="12pt" fo:language="en" fo:country="US" fo:font-weight="normal" officeooo:rsid="00a4aca4" style:font-size-asian="12pt" style:font-weight-asian="normal" style:font-size-complex="12pt" style:font-weight-complex="normal"/>
    </style:style>
    <style:style style:name="T119" style:family="text">
      <style:text-properties fo:font-size="12pt" fo:language="en" fo:country="US" fo:font-weight="normal" officeooo:rsid="00dc6764" style:font-size-asian="12pt" style:font-weight-asian="normal" style:font-size-complex="12pt" style:font-weight-complex="normal"/>
    </style:style>
    <style:style style:name="T120" style:family="text">
      <style:text-properties fo:font-size="12pt" fo:language="en" fo:country="US" fo:font-weight="normal" officeooo:rsid="00dc82e2" style:font-size-asian="12pt" style:font-weight-asian="normal" style:font-size-complex="12pt" style:font-weight-complex="normal"/>
    </style:style>
    <style:style style:name="T121" style:family="text">
      <style:text-properties fo:font-size="12pt" fo:language="en" fo:country="US" style:font-size-asian="12pt" style:font-size-complex="12pt"/>
    </style:style>
    <style:style style:name="T122" style:family="text">
      <style:text-properties fo:font-size="12pt" fo:language="en" fo:country="US" officeooo:rsid="0039d945" style:font-size-asian="12pt" style:font-size-complex="12pt"/>
    </style:style>
    <style:style style:name="T123" style:family="text">
      <style:text-properties fo:font-size="12pt" fo:language="en" fo:country="US" officeooo:rsid="003d997e" style:font-size-asian="12pt" style:font-size-complex="12pt"/>
    </style:style>
    <style:style style:name="T124" style:family="text">
      <style:text-properties fo:font-size="12pt" fo:language="en" fo:country="US" fo:font-style="italic" fo:font-weight="normal" officeooo:rsid="00417668" style:font-size-asian="12pt" style:font-style-asian="italic" style:font-weight-asian="normal" style:font-size-complex="12pt" style:font-style-complex="italic" style:font-weight-complex="normal"/>
    </style:style>
    <style:style style:name="T125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126" style:family="text">
      <style:text-properties fo:font-size="12pt" fo:language="en" fo:country="US" fo:font-style="normal" officeooo:rsid="00ad26b4" style:font-size-asian="12pt" style:font-style-asian="normal" style:font-size-complex="12pt" style:font-style-complex="normal"/>
    </style:style>
    <style:style style:name="T127" style:family="text">
      <style:text-properties fo:font-size="12pt" fo:language="en" fo:country="US" fo:font-style="normal" officeooo:rsid="00b24970" style:font-size-asian="12pt" style:font-style-asian="normal" style:font-size-complex="12pt" style:font-style-complex="normal"/>
    </style:style>
    <style:style style:name="T128" style:family="text">
      <style:text-properties fo:font-size="12pt" fo:font-style="normal" fo:font-weight="normal" officeooo:rsid="005b3c82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fo:font-size="12pt" fo:font-style="normal" fo:font-weight="normal" officeooo:rsid="00660003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fo:font-size="12pt" fo:font-style="normal" fo:font-weight="normal" officeooo:rsid="006a9bce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fo:font-size="12pt" fo:font-style="normal" fo:font-weight="normal" officeooo:rsid="0077d98b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fo:font-size="12pt" fo:font-style="normal" fo:font-weight="normal" officeooo:rsid="007bd6c9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fo:font-size="12pt" fo:font-style="normal" fo:font-weight="normal" officeooo:rsid="007c7ba7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fo:font-size="12pt" fo:font-style="normal" fo:font-weight="normal" officeooo:rsid="0080692a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fo:font-size="12pt" fo:font-style="normal" fo:font-weight="bold" officeooo:rsid="0077d98b" style:font-size-asian="12pt" style:font-style-asian="normal" style:font-weight-asian="bold" style:font-size-complex="12pt" style:font-style-complex="normal" style:font-weight-complex="bold"/>
    </style:style>
    <style:style style:name="T136" style:family="text">
      <style:text-properties officeooo:rsid="00311e42"/>
    </style:style>
    <style:style style:name="T137" style:family="text">
      <style:text-properties officeooo:rsid="004ef59b"/>
    </style:style>
    <style:style style:name="T138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9" style:family="text">
      <style:text-properties fo:font-size="16pt" fo:font-style="normal" fo:font-weight="normal" officeooo:rsid="0052c331" style:font-size-asian="16pt" style:font-style-asian="normal" style:font-weight-asian="normal" style:font-size-complex="16pt" style:font-style-complex="normal" style:font-weight-complex="normal"/>
    </style:style>
    <style:style style:name="T140" style:family="text">
      <style:text-properties officeooo:rsid="005cb3be"/>
    </style:style>
    <style:style style:name="T141" style:family="text">
      <style:text-properties officeooo:rsid="0076b3a4"/>
    </style:style>
    <style:style style:name="T142" style:family="text">
      <style:text-properties fo:color="#ff0000" style:text-outline="false" style:text-line-through-style="none" style:text-line-through-type="none" style:font-name="Cambria1" fo:font-size="12pt" fo:language="en" fo:country="US" fo:font-style="italic" fo:text-shadow="none" style:text-underline-style="none" fo:font-weight="normal" style:letter-kerning="true" style:font-name-asian="文泉驛正黑" style:font-size-asian="12pt" style:font-style-asian="italic" style:font-weight-asian="normal" style:font-name-complex="Lohit Devanagari1" style:font-size-complex="12pt" style:font-style-complex="italic" style:font-weight-complex="normal" style:text-emphasize="none"/>
    </style:style>
    <style:style style:name="T143" style:family="text">
      <style:text-properties fo:color="#ff0000" style:text-outline="false" style:text-line-through-style="none" style:text-line-through-type="none" style:font-name="Cambria1" fo:font-size="12pt" fo:language="en" fo:country="US" fo:font-style="italic" fo:text-shadow="none" style:text-underline-style="none" fo:font-weight="normal" officeooo:rsid="00ae8923" style:letter-kerning="true" style:font-name-asian="文泉驛正黑" style:font-size-asian="12pt" style:font-style-asian="italic" style:font-weight-asian="normal" style:font-name-complex="Lohit Devanagari1" style:font-size-complex="12pt" style:font-style-complex="italic" style:font-weight-complex="normal" style:text-emphasize="none"/>
    </style:style>
    <style:style style:name="T144" style:family="text">
      <style:text-properties fo:color="#ff0000" style:text-outline="false" style:text-line-through-style="none" style:text-line-through-type="none" style:font-name="Cambria1" fo:font-size="12pt" fo:language="en" fo:country="US" fo:font-style="italic" fo:text-shadow="none" style:text-underline-style="none" fo:font-weight="normal" officeooo:rsid="00af824f" style:letter-kerning="true" style:font-name-asian="文泉驛正黑" style:font-size-asian="12pt" style:font-style-asian="italic" style:font-weight-asian="normal" style:font-name-complex="Lohit Devanagari1" style:font-size-complex="12pt" style:font-style-complex="italic" style:font-weight-complex="normal" style:text-emphasize="none"/>
    </style:style>
    <style:style style:name="T145" style:family="text">
      <style:text-properties fo:color="#ff0000" style:text-outline="false" style:text-line-through-style="none" style:text-line-through-type="none" style:font-name="Cambria1" fo:font-size="12pt" fo:language="en" fo:country="US" fo:font-style="italic" fo:text-shadow="none" style:text-underline-style="none" fo:font-weight="normal" officeooo:rsid="00dd57cb" style:letter-kerning="true" style:font-name-asian="文泉驛正黑" style:font-size-asian="12pt" style:font-style-asian="italic" style:font-weight-asian="normal" style:font-name-complex="Lohit Devanagari1" style:font-size-complex="12pt" style:font-style-complex="italic" style:font-weight-complex="normal" style:text-emphasize="none"/>
    </style:style>
    <style:style style:name="T146" style:family="text">
      <style:text-properties fo:color="#ff0000" fo:font-style="italic" officeooo:rsid="00af824f" style:font-style-asian="italic" style:font-style-complex="italic"/>
    </style:style>
    <style:style style:name="T147" style:family="text">
      <style:text-properties fo:color="#ff0000" fo:font-style="italic" officeooo:rsid="00bd21b5" style:font-style-asian="italic" style:font-style-complex="italic"/>
    </style:style>
    <style:style style:name="T148" style:family="text">
      <style:text-properties fo:color="#ff0000" fo:font-style="italic" officeooo:rsid="00be515c" style:font-style-asian="italic" style:font-style-complex="italic"/>
    </style:style>
    <style:style style:name="T149" style:family="text">
      <style:text-properties fo:color="#ff0000" fo:font-size="12pt" fo:language="en" fo:country="US" fo:font-style="italic" officeooo:rsid="00af824f" style:font-size-asian="12pt" style:font-style-asian="italic" style:font-size-complex="12pt" style:font-style-complex="italic"/>
    </style:style>
    <style:style style:name="T150" style:family="text">
      <style:text-properties fo:color="#ff0000" fo:font-size="12pt" fo:language="en" fo:country="US" fo:font-style="italic" officeooo:rsid="00b90192" style:font-size-asian="12pt" style:font-style-asian="italic" style:font-size-complex="12pt" style:font-style-complex="italic"/>
    </style:style>
    <style:style style:name="T151" style:family="text">
      <style:text-properties fo:color="#ff0000" fo:font-size="12pt" fo:language="en" fo:country="US" fo:font-style="italic" officeooo:rsid="00baf487" style:font-size-asian="12pt" style:font-style-asian="italic" style:font-size-complex="12pt" style:font-style-complex="italic"/>
    </style:style>
    <style:style style:name="T152" style:family="text">
      <style:text-properties officeooo:rsid="00a4391a"/>
    </style:style>
    <style:style style:name="T153" style:family="text">
      <style:text-properties officeooo:rsid="00a4aca4"/>
    </style:style>
    <style:style style:name="T154" style:family="text">
      <style:text-properties officeooo:rsid="00aa5ceb"/>
    </style:style>
    <style:style style:name="T155" style:family="text">
      <style:text-properties officeooo:rsid="00ad26b4"/>
    </style:style>
    <style:style style:name="T156" style:family="text">
      <style:text-properties officeooo:rsid="00ad3e5d"/>
    </style:style>
    <style:style style:name="T157" style:family="text">
      <style:text-properties fo:color="#0084d1"/>
    </style:style>
    <style:style style:name="T158" style:family="text">
      <style:text-properties fo:color="#0084d1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T159" style:family="text">
      <style:text-properties fo:color="#0084d1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c39a03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T160" style:family="text">
      <style:text-properties fo:color="#0084d1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cf4fa8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T161" style:family="text">
      <style:text-properties fo:color="#0084d1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cf6590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T162" style:family="text">
      <style:text-properties fo:color="#0084d1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d3fe9e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T163" style:family="text">
      <style:text-properties fo:color="#0084d1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d51aa2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T164" style:family="text">
      <style:text-properties fo:color="#0084d1" style:text-outline="false" style:text-line-through-style="none" style:text-line-through-type="none" style:font-name="Cambria1" fo:font-size="12pt" fo:language="en" fo:country="US" fo:font-style="normal" fo:text-shadow="none" style:text-underline-style="none" fo:font-weight="normal" officeooo:rsid="00af824f" style:letter-kerning="true" style:font-name-asian="文泉驛正黑" style:font-size-asian="12pt" style:font-style-asian="normal" style:font-weight-asian="normal" style:font-name-complex="Lohit Devanagari1" style:font-size-complex="12pt" style:font-style-complex="normal" style:font-weight-complex="normal" style:text-emphasize="none"/>
    </style:style>
    <style:style style:name="T165" style:family="text">
      <style:text-properties fo:color="#0084d1" officeooo:rsid="00b064fd"/>
    </style:style>
    <style:style style:name="T166" style:family="text">
      <style:text-properties fo:color="#0084d1" officeooo:rsid="00b5f8a1"/>
    </style:style>
    <style:style style:name="T167" style:family="text">
      <style:text-properties fo:color="#0084d1" officeooo:rsid="00b818db"/>
    </style:style>
    <style:style style:name="T168" style:family="text">
      <style:text-properties fo:color="#0084d1" officeooo:rsid="00b90192"/>
    </style:style>
    <style:style style:name="T169" style:family="text">
      <style:text-properties fo:color="#0084d1" fo:font-size="12pt" fo:language="en" fo:country="US" fo:font-style="normal" style:font-size-asian="12pt" style:font-style-asian="normal" style:font-size-complex="12pt" style:font-style-complex="normal"/>
    </style:style>
    <style:style style:name="T170" style:family="text">
      <style:text-properties fo:color="#0084d1" fo:font-size="12pt" fo:language="en" fo:country="US" fo:font-style="normal" officeooo:rsid="00b24970" style:font-size-asian="12pt" style:font-style-asian="normal" style:font-size-complex="12pt" style:font-style-complex="normal"/>
    </style:style>
    <style:style style:name="T171" style:family="text">
      <style:text-properties fo:color="#0084d1" officeooo:rsid="00c6fbd8"/>
    </style:style>
    <style:style style:name="T172" style:family="text">
      <style:text-properties officeooo:rsid="00b064fd"/>
    </style:style>
    <style:style style:name="T173" style:family="text">
      <style:text-properties officeooo:rsid="00b5f8a1"/>
    </style:style>
    <style:style style:name="T174" style:family="text">
      <style:text-properties officeooo:rsid="00b818db"/>
    </style:style>
    <style:style style:name="T175" style:family="text">
      <style:text-properties officeooo:rsid="00b90192"/>
    </style:style>
    <style:style style:name="T176" style:family="text">
      <style:text-properties officeooo:rsid="00bd12fd"/>
    </style:style>
    <style:style style:name="T177" style:family="text">
      <style:text-properties officeooo:rsid="00be515c"/>
    </style:style>
    <style:style style:name="T178" style:family="text">
      <style:text-properties officeooo:rsid="00bf5a70"/>
    </style:style>
    <style:style style:name="T179" style:family="text">
      <style:text-properties officeooo:rsid="00c1f4a7"/>
    </style:style>
    <style:style style:name="T180" style:family="text">
      <style:text-properties officeooo:rsid="00cfde57"/>
    </style:style>
    <style:style style:name="T181" style:family="text">
      <style:text-properties officeooo:rsid="00d148eb"/>
    </style:style>
    <style:style style:name="T182" style:family="text">
      <style:text-properties officeooo:rsid="00d2e344"/>
    </style:style>
    <style:style style:name="T183" style:family="text">
      <style:text-properties officeooo:rsid="00d4a582"/>
    </style:style>
    <style:style style:name="T184" style:family="text">
      <style:text-properties officeooo:rsid="00d63c5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37">VCF_creator : module of </text:span>DiscoSnp++</text:p>
      <text:p text:style-name="P3"><text:span text:style-name="T138">Mapping and VCF Creation </text:span><text:span text:style-name="T139">features</text:span></text:p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of contents</text:p>
          </text:index-title>
          <text:p text:style-name="P34">User part<text:tab/>1</text:p>
          <text:p text:style-name="P36">VCF_creator : one module in DiscoSnp++ Mapping and VCF Creation<text:tab/>1</text:p>
          <text:p text:style-name="P36">Quick starting<text:tab/>1</text:p>
          <text:p text:style-name="P36">Running VCF_creator<text:tab/>1</text:p>
          <text:p text:style-name="P35">Options<text:tab/>2</text:p>
          <text:p text:style-name="P36">Output<text:tab/>2</text:p>
          <text:p text:style-name="P34">Developper part<text:tab/>4</text:p>
          <text:p text:style-name="P36">Introduction<text:tab/>4</text:p>
          <text:p text:style-name="P36"><text:tab/>5</text:p>
          <text:p text:style-name="P36">Structure of the input file<text:tab/>5</text:p>
          <text:p text:style-name="P36">Program Steps<text:tab/>6</text:p>
          <text:p text:style-name="P35">Realization of parsing<text:tab/>6</text:p>
        </text:index-body>
      </text:table-of-content>
      <text:h text:style-name="Heading_20_1" text:outline-level="1">User part </text:h>
      <text:h text:style-name="Heading_20_2" text:outline-level="2"><text:span text:style-name="T3">VCF_creator</text:span><text:span text:style-name="T2"> : </text:span><text:span text:style-name="T3">one module</text:span><text:span text:style-name="T4"> in </text:span><text:span text:style-name="T5">DiscoSnp++</text:span><text:span text:style-name="T4"> Mapping and VCF Creation</text:span></text:h>
      <text:p text:style-name="P12"><text:span text:style-name="T27">VCF_creator</text:span><text:span text:style-name="T30"> is designed </text:span><text:span text:style-name="T31">to map on a genome the output of </text:span><text:span text:style-name="T32">DiscoSnp++</text:span><text:span text:style-name="T31"> the</text:span><text:span text:style-name="T30"> Single Nucleotide Polymorphism </text:span><text:span text:style-name="T31">(</text:span><text:span text:style-name="T30">SNP) and small indels. </text:span><text:span text:style-name="T33">This module </text:span><text:span text:style-name="T34">create a Variant Calling Format (VCF) from an alignment obtained with the software BWA </text:span><text:span text:style-name="T28">(</text:span><text:span text:style-name="T29">Li H. and Durbin R. (2010) Fast and accurate long-read alignment with Burrows-Wheeler Transform. Bioinformatics, Epub. [PMID: 20080505])</text:span><text:span text:style-name="T35">.</text:span><text:span text:style-name="T26"> </text:span></text:p>
      <text:h text:style-name="P128" text:outline-level="2">Quick starting</text:h>
      <text:list xml:id="list649441599062987423" text:style-name="L1">
        <text:list-item>
          <text:p text:style-name="P37">Download and uncompress the DiscoSnp++</text:p>
        </text:list-item>
        <text:list-item>
          <text:p text:style-name="P37">Install BWA (you can add it to your PATH ) </text:p>
        </text:list-item>
      </text:list>
      <text:h text:style-name="P128" text:outline-level="2">Running VCF_creator</text:h>
      <text:list xml:id="list6371179040312671480" text:style-name="L2">
        <text:list-item>
          <text:p text:style-name="P39"><text:span text:style-name="T56">The main script </text:span><text:span text:style-name="T52">run_</text:span><text:span text:style-name="T53">VCF_creator</text:span><text:span text:style-name="T52">.sh</text:span><text:span text:style-name="T56"> </text:span><text:span text:style-name="T57">has three modes</text:span><text:span text:style-name="T56">. </text:span><text:span text:style-name="T58">You can use </text:span><text:span text:style-name="T62">all</text:span><text:span text:style-name="T58"> mode</text:span><text:span text:style-name="T62">s</text:span><text:span text:style-name="T58"> </text:span><text:span text:style-name="T62">according </text:span><text:span text:style-name="T63">to</text:span><text:span text:style-name="T58"> </text:span><text:span text:style-name="T62">your needs :</text:span></text:p>
          <text:list>
            <text:list-item>
              <text:p text:style-name="P41"><text:span text:style-name="T54">MODE 1</text:span><text:span text:style-name="T56"> : </text:span><text:span text:style-name="T59">You havn't the</text:span><text:span text:style-name="T56"> reference genome </text:span><text:span text:style-name="T59">but you want to create a vcf (it will summarize the DiscoSnp++ information</text:span><text:span text:style-name="T60">s</text:span><text:span text:style-name="T59"> and </text:span><text:span text:style-name="T60">will</text:span><text:span text:style-name="T59"> give the position of the variant on the upper path</text:span><text:span text:style-name="T60"> of DiscoSnp++ variant</text:span><text:span text:style-name="T59">)</text:span><text:span text:style-name="T56">. The module will create a vcf from the output of DiscoSnp++ : </text:span></text:p>
              <text:list>
                <text:list-item>
                  <text:p text:style-name="P42">./run_VCF_creator.sh -p &lt;disco_file&gt; -o &lt;output&gt; [-l &lt;seed_size&gt;] [-n &lt;mismatch_number&gt;] [-s &lt;bwa_errors_in_seed&gt;] [-w]"</text:p>
                </text:list-item>
              </text:list>
            </text:list-item>
            <text:list-item>
              <text:p text:style-name="P41"><text:span text:style-name="T54">MODE 2</text:span><text:span text:style-name="T56"> : </text:span><text:span text:style-name="T61">You want to </text:span><text:span text:style-name="T56">align</text:span><text:span text:style-name="T61">e your variants</text:span><text:span text:style-name="T56"> against a reference genome. The module will run BWA to make an alignment between your reference genome and the output of DiscoSnp++ :</text:span></text:p>
              <text:list>
                <text:list-item>
                  <text:p text:style-name="P43">./run_VCF_creator.sh -G &lt;ref&gt; -p &lt;disco_file&gt; -o &lt;output&gt; [-B &lt;path_bwa&gt;] [-l &lt;seed_size&gt;] [-n &lt;mismatch_number&gt;] [-s &lt;bwa_errors_in_seed&gt;] [-w] </text:p>
                </text:list-item>
              </text:list>
            </text:list-item>
            <text:list-item>
              <text:p text:style-name="P41"><text:span text:style-name="T54">MODE 3</text:span><text:span text:style-name="T56"> : </text:span><text:span text:style-name="T59">You already have a</text:span><text:span text:style-name="T65">n alignment</text:span><text:span text:style-name="T59"> </text:span><text:span text:style-name="T65">(.</text:span><text:span text:style-name="T59">sam file</text:span><text:span text:style-name="T65">)</text:span><text:span text:style-name="T59"> and you want to create a vcf file :</text:span></text:p>
              <text:list>
                <text:list-item>
                  <text:p text:style-name="P43">./run_VCF_creator.sh -f &lt;sam_file&gt; -n &lt;mismatch_number&gt; -o &lt;output&gt; [-l &lt;seed_size&gt;] [-s &lt;bwa_errors_in_seed&gt;] [-w]</text:p>
                  <text:p text:style-name="P44"/>
                </text:list-item>
              </text:list>
            </text:list-item>
          </text:list>
        </text:list-item>
      </text:list>
      <text:h text:style-name="P132" text:outline-level="3"><text:soft-page-break/>Options</text:h>
      <text:p text:style-name="P4"><text:span text:style-name="T22">General </text:span><text:span text:style-name="T23">options :</text:span></text:p>
      <text:list xml:id="list113601457182672" text:continue-numbering="true" text:style-name="L2">
        <text:list-item>
          <text:list>
            <text:list-item>
              <text:p text:style-name="P45">-<text:span text:style-name="T78">p : DiscoSnp++ output file (&lt;file&gt;.fasta) (</text:span><text:span text:style-name="T77">Mandatory</text:span><text:span text:style-name="T78"> unless MODE 3)</text:span></text:p>
            </text:list-item>
            <text:list-item>
              <text:p text:style-name="P45">-<text:span text:style-name="T78">o : ouput (&lt;file&gt;.vcf) (</text:span><text:span text:style-name="T77">Mandatory) </text:span></text:p>
            </text:list-item>
            <text:list-item>
              <text:p text:style-name="P45">-<text:span text:style-name="T78">G : reference genome (&lt;file.fasta&gt;) (Only in MODE 2)</text:span></text:p>
            </text:list-item>
            <text:list-item>
              <text:p text:style-name="P46">-<text:span text:style-name="T78">B : bwa path ( </text:span><text:span text:style-name="T49">/home/me/my_programs/bwa-0.7.12/) </text:span><text:span text:style-name="T78">(note that bwa must be pre-compiled) (Only in MODE 2 ; optionnal if BWA is in the PATH)</text:span></text:p>
            </text:list-item>
            <text:list-item>
              <text:p text:style-name="P46">-<text:span text:style-name="T78">f : alignment already done (&lt;file&gt;.sam) (Only in MODE 3)</text:span></text:p>
            </text:list-item>
            <text:list-item>
              <text:p text:style-name="P46">-<text:span text:style-name="T81">h : show help</text:span></text:p>
            </text:list-item>
            <text:list-item>
              <text:p text:style-name="P46">-<text:span text:style-name="T83">w : remove waste tmp files (index files)</text:span></text:p>
            </text:list-item>
            <text:list-item>
              <text:p text:style-name="P47">-<text:span text:style-name="T140">I : creation of an output (VCF format) specific to IGV ((Integrative Genomics Viewer) : Sorting VCF by mapping positions and removing unmapped variants </text:span></text:p>
              <text:p text:style-name="P47"/>
            </text:list-item>
          </text:list>
        </text:list-item>
      </text:list>
      <text:p text:style-name="P5">BWA specifics options (- warning, bwa mapping running time highly depends <text:span text:style-name="T82">on</text:span> this parameter) :</text:p>
      <text:list xml:id="list113601178191473" text:continue-numbering="true" text:style-name="L2">
        <text:list-item>
          <text:list>
            <text:list-item>
              <text:p text:style-name="P46">-<text:span text:style-name="T79">s : </text:span><text:span text:style-name="T50">bwa option</text:span><text:span text:style-name="T79"> : seed distance ( Optionnal </text:span><text:span text:style-name="T50">default value 0</text:span><text:span text:style-name="T79">)</text:span></text:p>
            </text:list-item>
            <text:list-item>
              <text:p text:style-name="P46">-<text:span text:style-name="T79">l : </text:span><text:span text:style-name="T50">bwa option </text:span><text:span text:style-name="T79">: length of the seed for alignment (Optionnal </text:span><text:span text:style-name="T50">default value 10</text:span><text:span text:style-name="T79">)</text:span></text:p>
            </text:list-item>
            <text:list-item>
              <text:p text:style-name="P46">-<text:span text:style-name="T80">n : </text:span><text:span text:style-name="T50">bwa option </text:span><text:span text:style-name="T79">: maximal bwa mapping distance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8">Optionnal in MODE 1 and MODE 3 ( <text:span text:style-name="T50">default value </text:span><text:span text:style-name="T48">3</text:span><text:span text:style-name="T51">)</text:span></text:p>
                            </text:list-item>
                            <text:list-item>
                              <text:p text:style-name="P40"><text:span text:style-name="T55">Mandatory</text:span><text:span text:style-name="T64"> in MODE 3</text:span><text:span text:style-name="T56"><text:line-break/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9"/>
          <text:list text:continue-numbering="true">
            <text:list-header>
              <text:p text:style-name="P50"/>
            </text:list-header>
          </text:list>
        </text:list-item>
      </text:list>
      <text:h text:style-name="P128" text:outline-level="2">Output</text:h>
      <text:list xml:id="list1216024835129388818" text:style-name="L3">
        <text:list-item>
          <text:p text:style-name="P51"><text:span text:style-name="T68">Final results are in </text:span><text:span text:style-name="T69">your &lt;</text:span><text:span text:style-name="T68">file</text:span><text:span text:style-name="T69">&gt;.vcf. </text:span><text:span text:style-name="T71">It's a Variant Call </text:span><text:span text:style-name="T72">F</text:span><text:span text:style-name="T71">ormat </text:span><text:span text:style-name="T73">that will summarize all the mapping informations and the header of DiscoSnp++ information</text:span><text:span text:style-name="T75">s</text:span><text:span text:style-name="T73">.</text:span><text:span text:style-name="T70"> </text:span><text:span text:style-name="T74">E</text:span><text:span text:style-name="T70">xample :</text:span></text:p>
        </text:list-item>
      </text:list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#CHROM<text:tab/>POS<text:tab/>ID<text:tab/>REF<text:tab/>ALT<text:tab/>QUAL<text:tab/>FILTER<text:tab/>INFO<text:tab/>FORMAT<text:tab/>G1<text:tab/>G2<text:tab/>G3<text:tab/>G4<text:tab/>G5</text:p>
            <text:p text:style-name="P10">Pseudomonas<text:tab/>49949<text:tab/>950<text:tab/>A<text:tab/>C<text:tab/>.<text:tab/>PASS<text:tab/>Ty=SNP;Rk=0.02807;MULTI=.;DT=0;UL=.;UR=.;CL=.;CR=.;C1=1195,6;C2=1240,11;C3=891,8;C4=1315,13;C5=1028,14;Genome=A;Sd=1<text:tab/>GT:DP:PL<text:tab/>0/0:1201:20,3463,23748<text:tab/>0/0:1251:14,3506,24540<text:tab/>0/0:899:13,2520,17635<text:tab/>0/0:1328:14,3694,25997<text:tab/>0/0:1042:16,2828,20252</text:p>
            <text:p text:style-name="P11">Pseudomonas<text:tab/>167569<text:tab/>10388_1<text:tab/>G<text:tab/>C<text:tab/>.<text:tab/>PASS<text:tab/>Ty=SNP;Rk=0.05257;MULTI=.;DT=1;UL=.;UR=.;CL=.;CR=.;C1=71,76;C2=80,78;C3=50,66;C4=71,73;C5=71,69;Genome=G;Sd=1<text:tab/>GT:DP:PL<text:tab/>0|1:147:997,16,1097<text:tab/>0|1:158:1144,16,1104<text:tab/>0|1:116:674,20,993<text:tab/>0|1:144:1006,16,1046<text:tab/>0|1:140:1018,16,978</text:p>
            <text:p text:style-name="P11">Pseudomonas<text:tab/>167575<text:tab/>10388_2<text:tab/>G<text:tab/>T<text:tab/>.<text:tab/>PASS<text:tab/>Ty=SNP;Rk=0.05257;MULTI=.;DT=1;UL=.;UR=.;CL=.;CR=.;C1=71,76;C2=80,78;C3=50,66;C4=71,73;C5=71,69;Genome=T;Sd=1<text:tab/>GT:DP:PL<text:tab/>0|1:147:997,16,1097<text:tab/>0|1:158:1144,16,1104<text:tab/>0|1:116:674,20,993<text:tab/>0|1:144:1006,16,1046<text:tab/>0|1:140:1018,16,978</text:p>
            <text:p text:style-name="P9">Pseudomonas<text:tab/>163823<text:tab/>16254<text:tab/>G<text:tab/>GCTGCAAGGCG<text:tab/>.<text:tab/>PASS<text:tab/>Ty=DEL;Rk=0.01243;MULTI=.;DT=0;UL=.;UR=.;CL=.;CR=.;C1=1170,104;C2=1341,115;C3=938,87;C4=1261,118;C5=1027,85;Genome=.;Sd=-1<text:tab/>GT:DP:PL<text:tab/>0/0:1274:585,2289,21858<text:tab/>0/0:1456:630,2654,25096<text:tab/>0/0:1025:505,1810,17488<text:tab/>0/0:1379:684,2420,23494<text:tab/>0/0:1112:459,2061,19258</text:p>
          </table:table-cell>
        </table:table-row>
      </table:table>
      <text:p text:style-name="P27"/>
      <text:list xml:id="list8365410683536274575" text:style-name="L4">
        <text:list-item>
          <text:p text:style-name="P56">In this example <text:span text:style-name="T84">there are the three types of DiscoSnp++ variants </text:span>. <text:span text:style-name="T136">In red : simple SNP ; In green close SNPs ; In black INDEL.</text:span> </text:p>
        </text:list-item>
        <text:list-item>
          <text:p text:style-name="P55">The <text:span text:style-name="T85">VCF file has the following fields</text:span> :</text:p>
          <text:list>
            <text:list-item>
              <text:p text:style-name="P57">CHROM <text:span text:style-name="T66">: chromosome id where the prediction is mapped, or variant id of the upper </text:span><text:soft-page-break/><text:span text:style-name="T66">path if the variant is unmapped or if no reference genome is provided.</text:span></text:p>
            </text:list-item>
            <text:list-item>
              <text:p text:style-name="P52"><text:span text:style-name="T87">POS</text:span><text:span text:style-name="T94"> </text:span><text:span text:style-name="T117">(1-based)</text:span><text:span text:style-name="T94">: </text:span></text:p>
              <text:list>
                <text:list-item>
                  <text:p text:style-name="P58">If a reference genome is provided and if the couple is mapped on a unique position : <text:span text:style-name="T152">the mapping position of the variant</text:span></text:p>
                </text:list-item>
                <text:list-item>
                  <text:p text:style-name="P58">If a reference genome is provided and if the couple is not uniquely mapped : one of the positions of the variant (1-based lefmost position)</text:p>
                </text:list-item>
                <text:list-item>
                  <text:p text:style-name="P58">Else (no reference genome provided or unmapped couple) : position of the variant <text:span text:style-name="T153">on the upper path of the discoSnp++ prediction (including the left extension)</text:span></text:p>
                </text:list-item>
              </text:list>
            </text:list-item>
            <text:list-item>
              <text:p text:style-name="P66"><text:span text:style-name="T86">ID </text:span><text:span text:style-name="T93">: </text:span><text:span text:style-name="T95">identification of the variant. </text:span><text:span text:style-name="T108">For the close SNPs, the SNP number is added to the ID. Example : </text:span><text:span text:style-name="T124">10388_2 </text:span></text:p>
            </text:list-item>
            <text:list-item>
              <text:p text:style-name="P67"><text:span text:style-name="T121">REF </text:span><text:span text:style-name="T93">: </text:span></text:p>
              <text:list>
                <text:list-item>
                  <text:p text:style-name="P59">If one of the two predictions maps this position : the corresponding variant </text:p>
                </text:list-item>
                <text:list-item>
                  <text:p text:style-name="P59">Else, or if no reference genome provided : the lexicographically smallest of the two variants</text:p>
                </text:list-item>
                <text:list-item>
                  <text:p text:style-name="P60">In case of close SNPs : the first is defined as previously described. The following SNPs are those located on the same path </text:p>
                </text:list-item>
              </text:list>
            </text:list-item>
            <text:list-item>
              <text:p text:style-name="P71"><text:span text:style-name="T86">ALT</text:span><text:span text:style-name="T93"> : The variant non reported as the “REF” variant </text:span></text:p>
            </text:list-item>
            <text:list-item>
              <text:p text:style-name="P72"><text:span text:style-name="T86">QUAL</text:span><text:span text:style-name="T93"> : “.” </text:span><text:span text:style-name="T118">(unused)</text:span></text:p>
            </text:list-item>
            <text:list-item>
              <text:p text:style-name="P73"><text:span text:style-name="T86">FILTER</text:span><text:span text:style-name="T93"> : </text:span></text:p>
              <text:list>
                <text:list-item>
                  <text:p text:style-name="P61">PASS if the variant is mapped <text:span text:style-name="T153">at unique position</text:span></text:p>
                </text:list-item>
                <text:list-item>
                  <text:p text:style-name="P74"><text:span text:style-name="T96">M</text:span><text:span text:style-name="T93">ULTIPLE if the variant is mapped on multiple positions</text:span></text:p>
                </text:list-item>
                <text:list-item>
                  <text:p text:style-name="P62">“.” : if the variant is unmapped or if no reference genome is provided</text:p>
                </text:list-item>
              </text:list>
            </text:list-item>
            <text:list-item>
              <text:p text:style-name="P68"><text:span text:style-name="T121"><text:s/>INFO </text:span><text:span text:style-name="T93">: </text:span></text:p>
              <text:list>
                <text:list-item>
                  <text:p text:style-name="P68"><text:span text:style-name="T121">Ty </text:span><text:span text:style-name="T93">: Type of variant 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3">SNP : If the variant is a simple SNP or close SNPs</text:p>
                                </text:list-item>
                                <text:list-item>
                                  <text:p text:style-name="P63">INS : If the variant mapped corresponds to the path carrying the insertion</text:p>
                                </text:list-item>
                                <text:list-item>
                                  <text:p text:style-name="P63">DEL : If the variant mapped corresponds to the path carrying the deletio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8"><text:span text:style-name="T121">Rk</text:span><text:span text:style-name="T93"> : </text:span><text:span text:style-name="T97">Rank of the prediction computed by DiscoSnp++</text:span></text:p>
                </text:list-item>
                <text:list-item>
                  <text:p text:style-name="P69"><text:span text:style-name="T121">UL</text:span><text:span text:style-name="T93"> : </text:span><text:span text:style-name="T98">Length of the left unitig (“.” if not computed)</text:span></text:p>
                </text:list-item>
                <text:list-item>
                  <text:p text:style-name="P70"><text:span text:style-name="T121">UR</text:span><text:span text:style-name="T93"> : </text:span><text:span text:style-name="T98">Length of the right unitig (“.” if not computed)</text:span></text:p>
                </text:list-item>
                <text:list-item>
                  <text:p text:style-name="P70"><text:span text:style-name="T121">CL</text:span><text:span text:style-name="T93"> : </text:span><text:span text:style-name="T98">Length of the left contig (“.” if not computed)</text:span></text:p>
                </text:list-item>
                <text:list-item>
                  <text:p text:style-name="P53"><text:span text:style-name="T91">CR</text:span><text:span text:style-name="T100"> : </text:span><text:span text:style-name="T98">Length of the </text:span><text:span text:style-name="T99">right</text:span><text:span text:style-name="T98"> contig (“.” if not computed)</text:span></text:p>
                </text:list-item>
                <text:list-item>
                  <text:p text:style-name="P69"><text:span text:style-name="T121">Genome</text:span><text:span text:style-name="T93"> : </text:span><text:span text:style-name="T101">Applies only for SNPs when a reference genome is provided (“.” for INDELs and when no reference genome provide </text:span><text:span text:style-name="T102">or if the variant is unmapped</text:span><text:span text:style-name="T101">). Reference nucleotide. </text:span><text:span text:style-name="T122">Important Remark</text:span><text:span text:style-name="T101"> : If one of the two predictions matches the reference : equal to the “REF” field, else equal to the nucleotide of the reference genome.</text:span></text:p>
                </text:list-item>
                <text:list-item>
                  <text:p text:style-name="P69"><text:soft-page-break/><text:span text:style-name="T121">Sd</text:span><text:span text:style-name="T93"> : </text:span><text:span text:style-name="T102">Applies only when a reference genome is provided (“.” if no reference genome provided or if the variant is unmapped</text:span><text:span text:style-name="T103">). </text:span><text:span text:style-name="T104">Strand of the prediction mapping. “1” : Forward ; “-1” : Reverse. </text:span><text:span text:style-name="T123">Important Remark </text:span><text:span text:style-name="T104">: Fields “REF” , “ALT” and “Genome” are based on the mapped predictions. If Sd is 1 then these fields correspond to the DiscoSnp++ prediction, else if the Sd is “-1”, then they correspond to the reverse complement of the DiscoSnp++ predictions.</text:span></text:p>
                </text:list-item>
              </text:list>
            </text:list-item>
            <text:list-item>
              <text:p text:style-name="P75"><text:span text:style-name="T88">F</text:span><text:span text:style-name="T86">ORMAT</text:span><text:span text:style-name="T93"> : </text:span><text:span text:style-name="T105">Description of the genotype field</text:span><text:span text:style-name="T106">s </text:span><text:span text:style-name="T107">(G1, G2, G3 …) </text:span></text:p>
              <text:list>
                <text:list-item>
                  <text:p text:style-name="P76"><text:span text:style-name="T86">GT</text:span><text:span text:style-name="T93"> : genotype, encodes as allele values. </text:span><text:span text:style-name="T109">The genotype is determined by DiscoSnp++ (which considered the upper path as reference). If the “REF” </text:span><text:span text:style-name="T110">corresponds</text:span><text:span text:style-name="T109"> the upper path, the genotype in the VCF is identical to the genotype in DiscoSnp++, else <text:s/>it's the opposite ( 1/1 becomes 0/0 and so on). </text:span><text:span text:style-name="T116">About genotypes 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4"><text:s/>If the separator is a “/” the genotype are unphased ( INDEL, Simple SNP)</text:p>
                                </text:list-item>
                                <text:list-item>
                                  <text:p text:style-name="P65">If the separator is a “|” the genotype are phased (Close SNPs with the same ID )</text:p>
                                  <text:p text:style-name="P64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6"><text:span text:style-name="T86">DP</text:span><text:span text:style-name="T93"> : </text:span><text:span text:style-name="T111">Combined depth across samples (sum)</text:span></text:p>
                </text:list-item>
                <text:list-item>
                  <text:p text:style-name="P76"><text:span text:style-name="T86">PL</text:span><text:span text:style-name="T93"> : </text:span><text:span text:style-name="T111">Phred-scaled Genotype Likelihood (given by DiscoSnp++)</text:span></text:p>
                </text:list-item>
                <text:list-item>
                  <text:p text:style-name="P77"><text:span text:style-name="T92">HQ</text:span><text:span text:style-name="T111"> : </text:span><text:span text:style-name="T119">Haplotype Quality </text:span><text:span text:style-name="T120">(Q in DiscoSnp++ Header)</text:span></text:p>
                </text:list-item>
              </text:list>
            </text:list-item>
            <text:list-item>
              <text:p text:style-name="P54"><text:span text:style-name="T89">Genoty</text:span><text:span text:style-name="T90">pe : <text:s/></text:span><text:span text:style-name="T112">G1, G2 , G3 and so on. </text:span><text:span text:style-name="T113">Each fields contains all the information</text:span><text:span text:style-name="T115">s</text:span><text:span text:style-name="T113"> of the format fields </text:span><text:span text:style-name="T114">for each samples.</text:span></text:p>
            </text:list-item>
          </text:list>
        </text:list-item>
      </text:list>
      <text:p text:style-name="P13"/>
      <text:h text:style-name="P127" text:outline-level="1"><text:span text:style-name="T76">D</text:span><text:span text:style-name="T67">evelopper part </text:span></text:h>
      <text:h text:style-name="P129" text:outline-level="2">Introduction</text:h>
      <text:p text:style-name="Text_20_body"><text:span text:style-name="T128">VCF_crea</text:span><text:span text:style-name="T129">tor is designed to create a .</text:span><text:span text:style-name="T130">vcf (</text:span><text:span text:style-name="T129">Variant Calling Format</text:span><text:span text:style-name="T130">)</text:span><text:span text:style-name="T129"> from a file .sam or .fasta. </text:span><text:span text:style-name="T135">Important Remark </text:span><text:span text:style-name="T131">: </text:span><text:span text:style-name="T133">A</text:span><text:span text:style-name="T131">ll the function name</text:span><text:span text:style-name="T132">s</text:span><text:span text:style-name="T131"> will be write</text:span><text:span text:style-name="T132">n</text:span><text:span text:style-name="T131"> in </text:span><text:span text:style-name="T133">red</text:span><text:span text:style-name="T134"> italic</text:span><text:span text:style-name="T131">. </text:span><text:span text:style-name="T132">All the variable names will be written in blue.</text:span></text:p>
      <text:h text:style-name="P130" text:outline-level="2"><draw:frame draw:style-name="fr1" draw:name="Image1" text:anchor-type="paragraph" svg:width="17cm" svg:height="10.303cm" draw:z-index="0"><draw:image xlink:href="Pictures/200001CC00005A3F000036B39FE7DB0B.svm" xlink:type="simple" xlink:show="embed" xlink:actuate="onLoad"/></draw:frame><text:soft-page-break/> </text:h>
      <text:p text:style-name="P28"><text:span text:style-name="T7">L</text:span><text:span text:style-name="T6">ibrairies</text:span><text:span text:style-name="T8"> python :</text:span></text:p>
      <text:p text:style-name="P29"><text:span text:style-name="T9">To run </text:span><text:span text:style-name="T10">VCF_creator, you will need </text:span><text:span text:style-name="T11">the following </text:span><text:span text:style-name="T12">python </text:span><text:span text:style-name="T11">librairies</text:span><text:span text:style-name="T10"> : <text:s/>os, </text:span><text:span text:style-name="T11">sys, subprocess, re, time, getopt.</text:span></text:p>
      <text:h text:style-name="Heading_20_2" text:outline-level="2"><text:span text:style-name="T11">S</text:span><text:span text:style-name="T9">tructure of the input file</text:span></text:h>
      <text:p text:style-name="P30">VCF_creator use a specific structure for its input files :</text:p>
      <text:list xml:id="list8449164182943096525" text:style-name="L5">
        <text:list-item>
          <text:p text:style-name="P134"><text:span text:style-name="T9">Example for the </text:span><text:span text:style-name="T14">&lt;file&gt;</text:span><text:span text:style-name="T9">. sam </text:span><text:span text:style-name="T13">(SEE doc of the samfile for more informations) </text:span><text:span text:style-name="T9">:</text:span></text:p>
        </text:list-item>
      </text:list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2">SNP_higher_path_2028|P_1:30_T/G,P_2:50_G/C|high|nb_pol_2|C1_213|C2_215|C3_193|C4_295|C5_214|G1_0/1:3468,22,2929|G2_0/1:3860,29,2902|G3_0/1:2708,18,2728|G4_0/1:3433,26,4291|G5_0/1:2918,19,3037|Q1_36|Q2_37|Q3_37|Q4_37|Q5_38|rank_0.06490<text:tab/>16<text:tab/>Pseudomonas<text:tab/>650609<text:tab/>23<text:tab/>81M<text:tab/>*<text:tab/>0<text:tab/>0<text:tab/>GGGGGCGAGCAGCAGATGCTCGCGATCGCCCGGGCGCTCATGAGCCGGCCAAAGCTGTTGCTGTTGGACGAGCCGAGCCTC<text:tab/>*<text:tab/>XT:A:U<text:tab/>NM:i:1<text:tab/>X0:i:1<text:tab/>X1:i:1<text:tab/>XM:i:1<text:tab/>XO:i:0<text:tab/>XG:i:0<text:tab/>MD:Z:50C30<text:tab/>XA:Z:Pseudomonas,-650610,1S80M,3;</text:p>
            <text:p text:style-name="P32">SNP_lower_path_2028|P_1:30_T/G,P_2:50_G/C|high|nb_pol_2|C1_240|C2_263|C3_192|C4_252|C5_208|G1_0/1:3468,22,2929|G2_0/1:3860,29,2902|G3_0/1:2708,18,2728|G4_0/1:3433,26,4291|G5_0/1:2918,19,3037|Q1_32|Q2_32|Q3_33|Q4_32|Q5_32|rank_0.06490<text:tab/>16<text:tab/>Pseudomonas<text:tab/>650609<text:tab/>23<text:tab/>81M<text:tab/>*<text:tab/>0<text:tab/>0<text:tab/>GGGGGCGAGCAGCAGATGCTCGCGATCGCCGGGGCGCTCATGAGCCGGCCCAAGCTGTTGCTGTTGGACGAGCCGAGCCTC<text:tab/>*<text:tab/>XT:A:U<text:tab/>NM:i:1<text:tab/>X0:i:1<text:tab/>X1:i:1<text:tab/>XM:i:1<text:tab/>XO:i:0<text:tab/>XG:i:0<text:tab/>MD:Z:30C50<text:tab/>XA:Z:Pseudomonas,-650610,1S80M,3;</text:p>
          </table:table-cell>
        </table:table-row>
      </table:table>
      <text:p text:style-name="P30"><text:soft-page-break/></text:p>
      <text:p text:style-name="P31">Mandatory : </text:p>
      <text:list xml:id="list113602335271756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6">Tab-delimited file</text:p>
                        </text:list-item>
                        <text:list-item>
                          <text:p text:style-name="P136">The rows work in pairs (upper path following by the lower path) <text:span text:style-name="T154">(we do not considerate supplementary alignment in samfile)</text:span></text:p>
                        </text:list-item>
                        <text:list-item>
                          <text:p text:style-name="P135"><text:span text:style-name="T9">The header of the variant must contain </text:span><text:span text:style-name="T15">(discoSnp++ format)</text:span><text:span text:style-name="T9"> : the position <text:s/>of the variant (</text:span><text:span text:style-name="T25">P_1:30_T/G,P_2:50_G/</text:span><text:span text:style-name="T24">C</text:span><text:span text:style-name="T9">) , the coverage (</text:span><text:span text:style-name="T25">C1_213|C2_215|C3_193|C4_295|C5_214</text:span><text:span text:style-name="T9">)</text:span></text:p>
                        </text:list-item>
                        <text:list-item>
                          <text:p text:style-name="P137">The line of the samfile has to contain (in case of mapped variant): the cigarcode, the MD tag, the NM tag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4"><text:span text:style-name="T14">Example for the &lt;file&gt;</text:span><text:span text:style-name="T9">.fasta : </text:span></text:p>
        </text:list-item>
      </text:list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3">&gt;SNP_higher_path_13736|P_1:30_A/G|high|nb_pol_1|C1_53425|C2_1|C3_30|C4_3|C5_19|G1_0/0:1947,160066,1067676|G2_0/1:40,9,20|G3_1/1:1895477,284398,3575|G4_0/1:34,9,54|G5_1/1:1306661,196101,2493|Q1_66|Q2_61|Q3_36|Q4_55|Q5_33|rank_0.99909</text:p>
            <text:p text:style-name="P33">AAGAGCACACGTCTGAACTCCAGTCACATAAGGATCTCGTATGCCGTCTTCTGCTTGAAAA</text:p>
            <text:p text:style-name="P33">&gt;SNP_lower_path_13736|P_1:30_A/G|high|nb_pol_1|C1_22|C2_2|C3_94832|C4_2|C5_65370|G1_0/0:1947,160066,1067676|G2_0/1:40,9,20|G3_1/1:1895477,284398,3575|G4_0/1:34,9,54|G5_1/1:1306661,196101,2493|Q1_45|Q2_62|Q3_66|Q4_66|Q5_66|rank_0.99909</text:p>
            <text:p text:style-name="P33">AAGAGCACACGTCTGAACTCCAGTCACATAGGGATCTCGTATGCCGTCTTCTGCTTGAAAA</text:p>
            <text:p text:style-name="P33">&gt;SNP_higher_path_15103|P_1:30_C/G|high|nb_pol_1|C1_4|C2_1|C3_1|C4_1|C5_7|G1_0/0:4,16,84|G2_0/0:4,7,24|G3_0/0:4,7,24|G4_0/1:97,15,17|G5_0/1:44,14,124|Q1_42|Q2_40|Q3_56|Q4_66|Q5_46|rank_0.65101</text:p>
            <text:p text:style-name="P33">GAGTGCCGCGGCCAGAACGGTCGCCGCTTCCCCCTCAGCGATGATCCACGCCTGCTCGACC</text:p>
          </table:table-cell>
        </table:table-row>
      </table:table>
      <text:p text:style-name="P7"/>
      <text:p text:style-name="P8">Mandatory : </text:p>
      <text:list xml:id="list113600937895728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8">Header : <text:s/>discoSnp++ format </text:p>
                        </text:list-item>
                        <text:list-item>
                          <text:p text:style-name="P136">The rows work in pairs (upper path following by the lower path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31" text:outline-level="2">Program Steps : <text:span text:style-name="T141">VCF_creator.py</text:span></text:h>
      <text:h text:style-name="P133" text:outline-level="3">Operates in General</text:h>
      <text:list xml:id="list6125222738936726670" text:style-name="L6">
        <text:list-item>
          <text:p text:style-name="P78">Print<text:span text:style-name="T156">s</text:span> the header of the VCF</text:p>
        </text:list-item>
        <text:list-item>
          <text:p text:style-name="P78"><text:span text:style-name="T156">Counts the number of Genotype</text:span> </text:p>
        </text:list-item>
      </text:list>
      <text:list xml:id="list2483944450873433737" text:style-name="L7">
        <text:list-item>
          <text:p text:style-name="P79">Goes through the input fil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9">Initialyze<text:span text:style-name="T155">s</text:span> Variant object by checking the type of the prediction</text:p>
                          <text:list>
                            <text:list-item>
                              <text:p text:style-name="P80">SNP</text:p>
                            </text:list-item>
                            <text:list-item>
                              <text:p text:style-name="P80">INDEL</text:p>
                            </text:list-item>
                            <text:list-item>
                              <text:p text:style-name="P80">SNP<text:span text:style-name="T155">S</text:span>CLOSE</text:p>
                            </text:list-item>
                          </text:list>
                        </text:list-item>
                        <text:list-item>
                          <text:p text:style-name="P81">Checks the mapping to fill the VCF file</text:p>
                        </text:list-item>
                        <text:list-item>
                          <text:p text:style-name="P81">Fills the VCF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>FunctionObjectVCF_creator.py</text:p>
      <text:list xml:id="list2872483570310240156" text:style-name="L8">
        <text:list-item>
          <text:p text:style-name="P107"><text:span text:style-name="T143">InitVariant</text:span><text:span text:style-name="T17"> : Initializing all usefull objects to VCF creation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8"><text:soft-page-break/><text:span text:style-name="T16">Starts with finding the variant type =&gt; </text:span><text:span text:style-name="T18">initialyzes </text:span><text:span text:style-name="T158">variant_object</text:span></text:p>
                        </text:list-item>
                        <text:list-item>
                          <text:p text:style-name="P83">Initialyzes the VCF object =&gt; vcf_field_object</text:p>
                        </text:list-item>
                        <text:list-item>
                          <text:p text:style-name="P84"><text:span text:style-name="T172">Get</text:span>s <text:span text:style-name="T172">the information from discosnp++ header =&gt; </text:span><text:span text:style-name="T165">variant_object</text:span><text:span text:style-name="T172">.</text:span><text:span text:style-name="T146">FillInformationFromHead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list xml:id="list113601644143294" text:continue-numbering="true" text:style-name="L8">
        <text:list-item>
          <text:p text:style-name="P109"><text:span text:style-name="T144">MappingTreatement</text:span><text:span text:style-name="T16"> :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1"><text:span text:style-name="T16">Gets from the </text:span><text:span text:style-name="T158">dicoAllele</text:span><text:span text:style-name="T16"> all the positions (of each variant on the path), and the nucleotides for each variant : </text:span><text:span text:style-name="T158">variant_object</text:span><text:span text:style-name="T16">.</text:span><text:span text:style-name="T144">GetPolymorphismFromHeader</text:span><text:span text:style-name="T16"> </text:span></text:p>
                        </text:list-item>
                        <text:list-item>
                          <text:p text:style-name="P112"><text:span text:style-name="T16">Gets the coverage of each path : <text:s/></text:span><text:span text:style-name="T158">variant_object.upper_path</text:span><text:span text:style-name="T16">.</text:span><text:span text:style-name="T145">Retrieve</text:span><text:span text:style-name="T144">Coverage</text:span></text:p>
                        </text:list-item>
                        <text:list-item>
                          <text:p text:style-name="P112"><text:span text:style-name="T20">Gets the </text:span><text:span text:style-name="T21">quality</text:span><text:span text:style-name="T20"> of each path : <text:s/></text:span><text:span text:style-name="T164">variant_object.upper_path</text:span><text:span text:style-name="T20">.</text:span><text:span text:style-name="T145">RetrieveQuality</text:span></text:p>
                        </text:list-item>
                        <text:list-item>
                          <text:p text:style-name="P88">Checks the position of the variant on the reference (because of a possible shift during the mapping), <text:span text:style-name="T173">and determines if the variant is identical to the reference genome (same nucleotide at the same position) : </text:span><text:span text:style-name="T166">variant_object.upper_path.</text:span><text:span text:style-name="T146">CheckPosVariantFromRef</text:span></text:p>
                        </text:list-item>
                        <text:list-item>
                          <text:p text:style-name="P89">Determines the path that will be used as reference (by checking the resuly of the previous step) <text:span text:style-name="T167">variant_object</text:span><text:span text:style-name="T174">.</text:span><text:span text:style-name="T146">WhichPathIsTheRef</text:span></text:p>
                        </text:list-item>
                        <text:list-item>
                          <text:p text:style-name="P90">Defines the mapping position for the couple of path : <text:span text:style-name="T168">variant_object</text:span><text:span text:style-name="T175">.</text:span><text:span text:style-name="T146">GetMappingPositionCouple</text:span></text:p>
                        </text:list-item>
                        <text:list-item>
                          <text:p text:style-name="P110"><text:span text:style-name="T16">Fills the filter fields with </text:span><text:span text:style-name="T142">CheckAtDistanceXBestHits</text:span></text:p>
                        </text:list-item>
                        <text:list-item>
                          <text:p text:style-name="P85">Gets the genotypes : <text:span text:style-name="T175">variant_object.GetGenotyp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s/></text:p>
      <text:list xml:id="list113600805362779" text:continue-numbering="true" text:style-name="L8">
        <text:list-item>
          <text:p text:style-name="P104"><text:span text:style-name="T150">Unm</text:span><text:span text:style-name="T149">app</text:span><text:span text:style-name="T151">ed</text:span><text:span text:style-name="T149">Treatement</text:span><text:span text:style-name="T126"> :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5"><text:span text:style-name="T126">G</text:span><text:span text:style-name="T125">ets the sequence for each path </text:span><text:span text:style-name="T169">variant_object.upper_path.</text:span><text:span text:style-name="T149">GetSeq</text:span></text:p>
                        </text:list-item>
                        <text:list-item>
                          <text:p text:style-name="P104"><text:span text:style-name="T127">Gets from the </text:span><text:span text:style-name="T170">dicoAllele</text:span><text:span text:style-name="T127"> all the positions (of each variant on the path), and the nucleotides for each variant : </text:span><text:span text:style-name="T170">variant_object</text:span><text:span text:style-name="T127">.</text:span><text:span text:style-name="T149">GetPolymorphismFromHeader</text:span><text:span text:style-name="T127"> </text:span></text:p>
                        </text:list-item>
                        <text:list-item>
                          <text:p text:style-name="P113"><text:span text:style-name="T16">Gets the coverage of each path : <text:s/></text:span><text:span text:style-name="T158">variant_object.upper_path</text:span><text:span text:style-name="T16">.</text:span><text:span text:style-name="T144">GetCoverage</text:span></text:p>
                        </text:list-item>
                        <text:list-item>
                          <text:p text:style-name="P112"><text:span text:style-name="T20">Gets the </text:span><text:span text:style-name="T21">quality</text:span><text:span text:style-name="T20"> of each path : <text:s/></text:span><text:span text:style-name="T164">variant_object.upper_path</text:span><text:span text:style-name="T20">.</text:span><text:span text:style-name="T145">RetrieveQuality</text:span></text:p>
                        </text:list-item>
                        <text:list-item>
                          <text:p text:style-name="P88"><text:span text:style-name="T176">Fills the attribut of the path object and get the position of each variant on the path </text:span><text:span text:style-name="T166">variant_object.upper_path.</text:span><text:span text:style-name="T146">CheckPosVariantFromRef</text:span></text:p>
                        </text:list-item>
                        <text:list-item>
                          <text:p text:style-name="P89">Determines the path that will be used as reference (by checking the resuly of the previous step) <text:span text:style-name="T167">variant_object</text:span><text:span text:style-name="T174">.</text:span><text:span text:style-name="T146">WhichPathIsTheRef</text:span></text:p>
                        </text:list-item>
                        <text:list-item>
                          <text:p text:style-name="P90">Defines the mapping position for the couple of path : <text:span text:style-name="T168">variant_object</text:span><text:span text:style-name="T175">.</text:span><text:span text:style-name="T146">GetMappingPositionCouple</text:span></text:p>
                        </text:list-item>
                        <text:list-item>
                          <text:p text:style-name="P110"><text:span text:style-name="T16">Fills the filter fields with </text:span><text:span text:style-name="T142">CheckAtDistanceXBestHits</text:span></text:p>
                        </text:list-item>
                        <text:list-item>
                          <text:p text:style-name="P82">Gets the genotypes : variant_object.GetGenotyp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><text:soft-page-break/></text:p>
      <text:list xml:id="list113600976414252" text:continue-numbering="true" text:style-name="L8">
        <text:list-item>
          <text:p text:style-name="P86"><text:span text:style-name="T147">Count</text:span><text:span text:style-name="T148">erGenotype</text:span><text:span text:style-name="T155">: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1">Count the number of Genotypes in the inpu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7"><text:span text:style-name="T147">CheckAtDistanceXBestHits</text:span><text:span text:style-name="T177">: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2">Prediction validation : checks if the couple is validated with only one mapping position</text:p>
                          <text:list>
                            <text:list-item>
                              <text:p text:style-name="P92">In case of unmapped path, the filter field will be “.”</text:p>
                            </text:list-item>
                            <text:list-item>
                              <text:p text:style-name="P92">Finds the smallest distance of mapping for all the positions of the upper path</text:p>
                            </text:list-item>
                            <text:list-item>
                              <text:p text:style-name="P92">Finds the smallest distance of mapping for all the positions of the low<text:span text:style-name="T178">e</text:span>r path</text:p>
                            </text:list-item>
                            <text:list-item>
                              <text:p text:style-name="P93">For each path, we find all positions mapped with the smallest distance</text:p>
                            </text:list-item>
                            <text:list-item>
                              <text:p text:style-name="P94">The variant will be considered as <text:span text:style-name="T179">PASS</text:span> if there is one and only one mapping position with the smallest mapping distance for both pat<text:span text:style-name="T179">h (else more than one position, the variant will be considered as MULTIPLE)</text:span> <text:s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>ClassVCF_creator.py</text:p>
      <text:list xml:id="list4802152135622378387" text:style-name="L9">
        <text:list-item>
          <text:p text:style-name="P95">Class <text:span text:style-name="T157">VARIANT:</text:span></text:p>
          <text:list>
            <text:list-header>
              <text:p text:style-name="P95">Attributs:</text:p>
              <text:list>
                <text:list-item>
                  <text:list>
                    <text:list-item>
                      <text:list>
                        <text:list-item>
                          <text:p text:style-name="P114">upper_path <text:span text:style-name="T1">: </text:span><text:span text:style-name="T36">line in the file corresponding to the upper path</text:span></text:p>
                        </text:list-item>
                        <text:list-item>
                          <text:p text:style-name="P114">lower_path : <text:span text:style-name="T36">line in the file corresponding to the lower path</text:span></text:p>
                        </text:list-item>
                        <text:list-item>
                          <text:p text:style-name="P114">variantID: <text:span text:style-name="T36">ID of discoSnp++</text:span></text:p>
                        </text:list-item>
                        <text:list-item>
                          <text:p text:style-name="P114">discoName: <text:span text:style-name="T36">name of the variant : SNP_higher_path_99</text:span></text:p>
                        </text:list-item>
                        <text:list-item>
                          <text:p text:style-name="P114">unitigLeft: <text:span text:style-name="T36">length of the unitig left</text:span></text:p>
                        </text:list-item>
                        <text:list-item>
                          <text:p text:style-name="P114">unitigRight: <text:span text:style-name="T36">length of the unitig right</text:span></text:p>
                        </text:list-item>
                        <text:list-item>
                          <text:p text:style-name="P114">contigLeft: <text:span text:style-name="T36">length of the contig left</text:span></text:p>
                        </text:list-item>
                        <text:list-item>
                          <text:p text:style-name="P114">contigRight: <text:span text:style-name="T36">length of the contig right</text:span></text:p>
                        </text:list-item>
                        <text:list-item>
                          <text:p text:style-name="P115">rank: <text:span text:style-name="T1">rank calculated by discosnp++</text:span></text:p>
                        </text:list-item>
                        <text:list-item>
                          <text:p text:style-name="P115">nb_pol: <text:span text:style-name="T1">number of polymorphisme in the disco path </text:span></text:p>
                        </text:list-item>
                        <text:list-item>
                          <text:p text:style-name="P115">dicoGeno: <text:span text:style-name="T1">dictionnary with the information of the genotype dicoGeno[listgeno[0]]=[listgeno[1],listlikelihood]</text:span></text:p>
                        </text:list-item>
                        <text:list-item>
                          <text:p text:style-name="P115">dicoAllele: <text:span text:style-name="T1">dictionnary of all the information from the header of discosnp++ : depending on the variant</text:span></text:p>
                        </text:list-item>
                        <text:list-item>
                          <text:p text:style-name="P115">mappingPositionCouple : <text:span text:style-name="T1">mapping position of the bubble after correction</text:span></text:p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96">Class <text:span text:style-name="T171">PATH</text:span><text:span text:style-name="T157">:</text:span></text:p>
        </text:list-item>
      </text:list>
      <text:p text:style-name="P16"><text:span text:style-name="T157"><text:tab/><text:tab/></text:span>Attributs:</text:p>
      <text:list xml:id="list113601535899334" text:continue-numbering="true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6"><text:soft-page-break/>listCoverage : <text:span text:style-name="T36">list of all the coverage by sample for the path</text:span></text:p>
                        </text:list-item>
                        <text:list-item>
                          <text:p text:style-name="P116">dicoMappingPos : <text:span text:style-name="T1">dictionnary with all the mapping positions associated with their number of mismatches with the reference</text:span></text:p>
                        </text:list-item>
                        <text:list-item>
                          <text:p text:style-name="P116">listNucleotideReverse : <text:span text:style-name="T1">list of all the variant (snp) of the path on the reverse strand</text:span></text:p>
                        </text:list-item>
                        <text:list-item>
                          <text:p text:style-name="P116">listNucleotideForward : <text:span text:style-name="T1">list of all the variant (snp) of the path on the forward strand </text:span></text:p>
                        </text:list-item>
                        <text:list-item>
                          <text:p text:style-name="P116">boolReverse : <text:span text:style-name="T1">Boolean to know if the strand is reverse(-1) or forward(1)</text:span></text:p>
                        </text:list-item>
                        <text:list-item>
                          <text:p text:style-name="P97"><text:span text:style-name="T157">posMut</text:span> : MD tag of the samfile "MD:Z:5A10A0A25G17" =&gt; <text:s/>5A10A0A25G17</text:p>
                        </text:list-item>
                        <text:list-item>
                          <text:p text:style-name="P116">cigarcode : <text:span text:style-name="T1">cigarcode of the samfile "61M"</text:span></text:p>
                        </text:list-item>
                        <text:list-item>
                          <text:p text:style-name="P116">boolRef : <text:span text:style-name="T1">Boolean to know if the path is identical to the reference</text:span></text:p>
                        </text:list-item>
                        <text:list-item>
                          <text:p text:style-name="P116">nucleoRef : <text:span text:style-name="T1">Nucleotide corresponding to the variant on the reference</text:span></text:p>
                        </text:list-item>
                        <text:list-item>
                          <text:p text:style-name="P116">nucleo : <text:span text:style-name="T1">nucleotide corresponding of the variant on the path</text:span></text:p>
                        </text:list-item>
                        <text:list-item>
                          <text:p text:style-name="P116">listPosVariantOnPathToKeep : <text:span text:style-name="T1">list of the positions of all the variant on the in case of Reverse or Forward mapped path</text:span></text:p>
                        </text:list-item>
                        <text:list-item>
                          <text:p text:style-name="P116">listPosReverse : <text:span text:style-name="T1">mapping position(s) of the variant on the path (if it is mapped on the reverse strand)</text:span></text:p>
                        </text:list-item>
                        <text:list-item>
                          <text:p text:style-name="P116">listPosForward : <text:span text:style-name="T1">mapping position(s) of the variant on the path (if it is mapped on the forward strand)</text:span></text:p>
                        </text:list-item>
                        <text:list-item>
                          <text:p text:style-name="P116">listSam : <text:span text:style-name="T37">line of the samfile</text:span></text:p>
                        </text:list-item>
                        <text:list-item>
                          <text:p text:style-name="P116">discoName : <text:span text:style-name="T37">name given by discoSnp++ </text:span></text:p>
                        </text:list-item>
                        <text:list-item>
                          <text:p text:style-name="P116">seq : <text:span text:style-name="T38">sequence</text:span> </text:p>
                        </text:list-item>
                        <text:list-item>
                          <text:p text:style-name="P116">mappingPosition :<text:span text:style-name="T1"> </text:span><text:span text:style-name="T38">mapping position of the path</text:span><text:span text:style-name="T1"> <text:s text:c="2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22"><text:tab/></text:p>
      <text:list xml:id="list3506117222074034663" text:style-name="L10">
        <text:list-item>
          <text:p text:style-name="P123"><text:span text:style-name="T19">Class </text:span><text:span text:style-name="T160">SNP</text:span><text:span text:style-name="T159">:</text:span></text:p>
        </text:list-item>
      </text:list>
      <text:p text:style-name="P23"><text:tab/></text:p>
      <text:list xml:id="list113601190071484" text:continue-numbering="true" text:style-name="L10">
        <text:list-item>
          <text:p text:style-name="P124"><text:span text:style-name="T19">Class </text:span><text:span text:style-name="T161">INDEL</text:span><text:span text:style-name="T159">:</text:span></text:p>
        </text:list-item>
      </text:list>
      <text:p text:style-name="P17"><text:span text:style-name="T157"><text:tab/><text:tab/></text:span>Attributs:</text:p>
      <text:list xml:id="list2318491505276085192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7"><text:span text:style-name="T180">insert</text:span> : <text:span text:style-name="T39">sequence of the insertion </text:span></text:p>
                        </text:list-item>
                        <text:list-item>
                          <text:p text:style-name="P117"><text:span text:style-name="T180">nucleotideStart</text:span>: <text:span text:style-name="T39">nucleotide just before the insertion</text:span></text:p>
                        </text:list-item>
                        <text:list-item>
                          <text:p text:style-name="P117"><text:span text:style-name="T181">smallestSequence</text:span> : <text:span text:style-name="T40">smallest sequence of the two paths</text:span></text:p>
                        </text:list-item>
                        <text:list-item>
                          <text:p text:style-name="P117"><text:span text:style-name="T181">longestSequence</text:span> : <text:span text:style-name="T1">l</text:span><text:span text:style-name="T40">ongest sequence of the two paths</text:span></text:p>
                        </text:list-item>
                        <text:list-item>
                          <text:p text:style-name="P117"><text:span text:style-name="T182">ambiguityPos</text:span> : <text:span text:style-name="T41">possible shift of the ambiguit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<text:tab/></text:p>
      <text:list xml:id="list113601463413499" text:continue-list="list113601190071484" text:style-name="L10">
        <text:list-item>
          <text:p text:style-name="P125"><text:span text:style-name="T19">Class </text:span><text:span text:style-name="T162">SNPSCLOSE</text:span><text:span text:style-name="T159">:</text:span></text:p>
        </text:list-item>
      </text:list>
      <text:p text:style-name="P18"><text:soft-page-break/><text:span text:style-name="T157"><text:tab/><text:tab/></text:span>Attributs:</text:p>
      <text:list xml:id="list3245282278287621512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8"><text:span text:style-name="T183">dicoCloseSNPUp</text:span> : <text:span text:style-name="T42">dictionnary with all the informations for close snps : boolean to know if the allele is identical to the reference,position on the variant, reverse nucleotide for the allele, if the path is reverse or not, mapping position</text:span></text:p>
                        </text:list-item>
                        <text:list-item>
                          <text:p text:style-name="P121">dicoCloseSNPLow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tab/></text:p>
      <text:list xml:id="list113600889721529" text:continue-list="list113601463413499" text:style-name="L10">
        <text:list-item>
          <text:p text:style-name="P126"><text:span text:style-name="T19">Class </text:span><text:span text:style-name="T163">VCFFIELD</text:span><text:span text:style-name="T159">:</text:span></text:p>
        </text:list-item>
      </text:list>
      <text:p text:style-name="P19"><text:span text:style-name="T157"><text:tab/><text:tab/></text:span>Attributs:</text:p>
      <text:list xml:id="list5151830330710032471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9"><text:span text:style-name="T184">filterField</text:span> : <text:span text:style-name="T44">PASS, MULTIPLE or .. Fills by CheckAtDistanceXBestHit</text:span></text:p>
                        </text:list-item>
                        <text:list-item>
                          <text:p text:style-name="P119"><text:span text:style-name="T184">variantType</text:span>: </text:p>
                        </text:list-item>
                        <text:list-item>
                          <text:p text:style-name="P119"><text:span text:style-name="T184">phased</text:span> : <text:span text:style-name="T43">phased genotype</text:span></text:p>
                        </text:list-item>
                        <text:list-item>
                          <text:p text:style-name="P119"><text:span text:style-name="T184">formatField</text:span> : <text:span text:style-name="T45">INFO with contig, rank,...</text:span></text:p>
                        </text:list-item>
                        <text:list-item>
                          <text:p text:style-name="P119"><text:span text:style-name="T184">genotype</text:span> : <text:span text:style-name="T43">genotype field</text:span></text:p>
                        </text:list-item>
                        <text:list-item>
                          <text:p text:style-name="P119"><text:span text:style-name="T184">chrom</text:span> : </text:p>
                        </text:list-item>
                        <text:list-item>
                          <text:p text:style-name="P120"><text:span text:style-name="T184">ref</text:span> : <text:s/></text:p>
                        </text:list-item>
                        <text:list-item>
                          <text:p text:style-name="P120"><text:span text:style-name="T184">alt</text:span> : </text:p>
                        </text:list-item>
                        <text:list-item>
                          <text:p text:style-name="P119"><text:span text:style-name="T184">qual</text:span> : </text:p>
                        </text:list-item>
                        <text:list-item>
                          <text:p text:style-name="P119"><text:span text:style-name="T184">nucleoRef</text:span> : <text:span text:style-name="T45">nucleotide of the reference</text:span></text:p>
                        </text:list-item>
                        <text:list-item>
                          <text:p text:style-name="P120"><text:span text:style-name="T184">reverse </text:span><text:span text:style-name="T40">: </text:span><text:span text:style-name="T46">Strand of mapping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p text:style-name="P122"><text:span text:style-name="T46">H</text:span><text:span text:style-name="T1">ow to test VCF_creator : </text:span></text:p>
      <text:p text:style-name="P103">./test_VCF_creator.sh /my/home/to/bwa-?.?.?/ &gt;logTest.txt</text:p>
      <text:p text:style-name="P99"/>
      <text:p text:style-name="P99">If the modification in VCF creator do not change the output, logTest.txt will be :</text:p>
      <text:p text:style-name="P26"><text:span text:style-name="T1"><text:s/></text:span><text:span text:style-name="T47">Test VCF_Creator will take : </text:span></text:p>
      <text:p text:style-name="P106"><text:tab/>#HMMM_with_indels_k_31_c_4_D_500_P_5_b_1_withlow_coherent.fa</text:p>
      <text:p text:style-name="P106"><text:tab/>#GenomePseudomonasNC_007492.fasta</text:p>
      <text:p text:style-name="P106"><text:tab/>#data_test_creator.sam</text:p>
      <text:p text:style-name="P106">****************Running Test 1****************</text:p>
      <text:p text:style-name="P106"><text:tab/>##Will create a vcf file for IGV : Sorting VCF by mapping positions and removing unmapped variants</text:p>
      <text:p text:style-name="P106">...Indexation : Using the existing index...</text:p>
      <text:p text:style-name="P106">... Creation of the vcf file : done ...==&gt; afac.vcf</text:p>
      <text:p text:style-name="P106">... Creation of the vcf file for IGV: done ...==&gt; afac_for_IGV.vcf</text:p>
      <text:p text:style-name="P106">2c2</text:p>
      <text:p text:style-name="P106">&lt; ##filedate=2016324</text:p>
      <text:p text:style-name="P106"><text:soft-page-break/>---</text:p>
      <text:p text:style-name="P106">&gt; ##filedate=2016322</text:p>
      <text:p text:style-name="P106">!!! Test 1 : Difference between the two files !!!</text:p>
      <text:p text:style-name="P106">****************Running Test 2****************</text:p>
      <text:p text:style-name="P106">...Skipping alignment phase...</text:p>
      <text:p text:style-name="P106">... Creation of the vcf file : done ...==&gt; VCF_data_test.vcf</text:p>
      <text:p text:style-name="P106">2c2</text:p>
      <text:p text:style-name="P106">&lt; ##filedate=2016322</text:p>
      <text:p text:style-name="P106">---</text:p>
      <text:p text:style-name="P106">&gt; ##filedate=2016324</text:p>
      <text:p text:style-name="P106">!!! Test 2 : Difference between the two files!!!</text:p>
      <text:p text:style-name="P106">****************Running Test 3****************</text:p>
      <text:p text:style-name="P106">...Ghost mode...</text:p>
      <text:p text:style-name="P106">...Creation of a vcf without alignment...</text:p>
      <text:p text:style-name="P106">... Creation of the vcf file : done ...==&gt; afac.vcf</text:p>
      <text:p text:style-name="P106">2c2</text:p>
      <text:p text:style-name="P106">&lt; ##filedate=2016324</text:p>
      <text:p text:style-name="P106">---</text:p>
      <text:p text:style-name="P106">&gt; ##filedate=2016322</text:p>
      <text:p text:style-name="P106">!!! Test 1 : Difference between the two files !!!</text:p>
      <text:p text:style-name="P106"/>
      <text:p text:style-name="P102">To recreate the gold standard : </text:p>
      <text:p text:style-name="P100">./run_VCF_creator.sh -G GenomePseudomonasNC_007492.fasta -p HMMM_with_indels_k_31_c_4_D_500_P_5_b_1_withlow_coherent.fa -o GOLDstandardHMMPseudomonas.vcf -B $pathBWA -I</text:p>
      <text:p text:style-name="P100"/>
      <text:p text:style-name="P100">./run_VCF_creator.sh -f data_test_creator.sam -o GoldVCF_data_test.vcf</text:p>
      <text:p text:style-name="P100"/>
      <text:p text:style-name="P101">./run_VCF_creator.sh -p HMMM_with_indels_k_31_c_4_D_500_P_5_b_1_withlow_coherent.fa -o GOLDstandardHMMPseudomonasWithoutRef.vc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2" svg:font-family="'Lohit Devanagari'"/>
    <style:font-face style:name="Menlo-Regular" svg:font-family="Menlo-Regular"/>
    <style:font-face style:name="OpenSymbol" svg:font-family="OpenSymbol"/>
    <style:font-face style:name="Cambria" svg:font-family="Cambria" style:font-adornments="Italique" style:font-family-generic="roman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文泉驛正黑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文泉驛正黑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正黑" style:font-family-asian="文泉驛正黑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mbria" fo:font-family="Cambria" style:font-style-name="Italique" style:font-family-generic="roman" fo:font-size="13pt" fo:font-style="italic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ontents_20_1" style:display-name="Contents 1" style:family="paragraph" style:parent-style-name="Index" style:class="index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Peterlongo</meta:initial-creator>
    <meta:creation-date>2011-02-09T16:16:18</meta:creation-date>
    <dc:date>2016-03-30T11:35:59.145812842</dc:date>
    <meta:editing-duration>P18DT3H45M56S</meta:editing-duration>
    <meta:editing-cycles>488</meta:editing-cycles>
    <meta:generator>LibreOffice/4.3.6.2$Linux_X86_64 LibreOffice_project/430$Build-2</meta:generator>
    <dc:creator>chloe riou</dc:creator>
    <meta:document-statistic meta:table-count="3" meta:image-count="1" meta:object-count="0" meta:page-count="11" meta:paragraph-count="268" meta:word-count="2620" meta:character-count="17940" meta:non-whitespace-character-count="15663"/>
  </office:meta>
</office:document-meta>
</file>